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99pt groove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99pt groove #000000" fo:border-right="0.99pt groove #000000" fo:border-top="none"/>
    </style:style>
    <style:style style:name="ce24" style:family="table-cell" style:parent-style-name="Default">
      <style:table-cell-properties fo:border-bottom="0.06pt solid #000000" fo:border-left="0.99pt groove #000000" fo:border-right="0.99pt groove #000000" fo:border-top="none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81d41a"/>
    </style:style>
    <style:style style:name="ce27" style:family="table-cell" style:parent-style-name="Default">
      <style:table-cell-properties fo:background-color="#81d41a" fo:border="none"/>
    </style:style>
    <style:style style:name="ce28" style:family="table-cell" style:parent-style-name="Default">
      <style:table-cell-properties fo:background-color="transparent" fo:border="none"/>
    </style:style>
    <style:style style:name="ce29" style:family="table-cell" style:parent-style-name="Default">
      <style:table-cell-properties fo:background-color="#81d41a" fo:border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2"/>
        <table:table-column table:style-name="co5" table:number-columns-repeated="2" table:default-cell-style-name="ce22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Lock Queue</text:p>
          </table:table-cell>
          <table:table-cell table:style-name="ce1"/>
          <table:table-cell table:style-name="ce5" table:number-columns-repeated="3"/>
          <table:table-cell table:style-name="ce10"/>
          <table:table-cell table:number-columns-repeated="6"/>
        </table:table-row>
        <table:table-row table:style-name="ro1">
          <table:table-cell table:style-name="ce2" office:value-type="string" calcext:value-type="string">
            <text:p>Repetitions</text:p>
          </table:table-cell>
          <table:table-cell table:style-name="ce2" office:value-type="string" calcext:value-type="string">
            <text:p>Q_Type</text:p>
          </table:table-cell>
          <table:table-cell table:style-name="ce2" office:value-type="string" calcext:value-type="string">
            <text:p>Num_threads </text:p>
          </table:table-cell>
          <table:table-cell table:style-name="ce2" office:value-type="string" calcext:value-type="string">
            <text:p>Enq_cnt</text:p>
          </table:table-cell>
          <table:table-cell table:style-name="ce2" office:value-type="string" calcext:value-type="string">
            <text:p>Deq_cnt</text:p>
          </table:table-cell>
          <table:table-cell table:style-name="ce2" office:value-type="string" calcext:value-type="string">
            <text:p>Total_Time[ms]</text:p>
          </table:table-cell>
          <table:table-cell/>
          <table:table-cell table:style-name="ce23" office:value-type="string" calcext:value-type="string">
            <text:p>NumThreads</text:p>
          </table:table-cell>
          <table:table-cell table:style-name="ce23" office:value-type="string" calcext:value-type="string">
            <text:p>T_Avg</text:p>
          </table:table-cell>
          <table:table-cell table:style-name="ce29" office:value-type="string" calcext:value-type="string">
            <text:p>TotalMops</text:p>
          </table:table-cell>
          <table:table-cell office:value-type="string" calcext:value-type="string">
            <text:p>MaxMops</text:p>
          </table:table-cell>
          <table:table-cell office:value-type="string" calcext:value-type="string">
            <text:p>MinMops</text:p>
          </table:table-cell>
        </table:table-row>
        <table:table-row table:style-name="ro1">
          <table:table-cell table:style-name="ce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500000" calcext:value-type="float">
            <text:p>500000</text:p>
          </table:table-cell>
          <table:table-cell table:style-name="ce13" office:value-type="float" office:value="28" calcext:value-type="float">
            <text:p>28</text:p>
          </table:table-cell>
          <table:table-cell/>
          <table:table-cell table:style-name="ce27" table:formula="of:=[.C3]" office:value-type="float" office:value="1" calcext:value-type="float">
            <text:p>1</text:p>
          </table:table-cell>
          <table:table-cell table:style-name="ce23" table:formula="of:=AVERAGE([.F3:.F32])" office:value-type="float" office:value="28.5666666666667" calcext:value-type="float">
            <text:p>28.5666666666667</text:p>
          </table:table-cell>
          <table:table-cell table:style-name="ce23" table:formula="of:=([.D3]+[.E3])/([.I3]*10^3)" office:value-type="float" office:value="35.0058343057176" calcext:value-type="float">
            <text:p>35.0058343057176</text:p>
          </table:table-cell>
          <table:table-cell table:formula="of:=([.D3]+[.E3])/(MIN([.F3:.F32])*10^3)" office:value-type="float" office:value="37.037037037037" calcext:value-type="float">
            <text:p>37.037037037037</text:p>
          </table:table-cell>
          <table:table-cell table:formula="of:=([.D3]+[.E3])/(MAX([.F3:.F32])*10^3)" office:value-type="float" office:value="25.6410256410256" calcext:value-type="float">
            <text:p>25.6410256410256</text:p>
          </table:table-cell>
        </table:table-row>
        <table:table-row table:style-name="ro1">
          <table:table-cell table:style-name="ce3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9" calcext:value-type="float">
            <text:p>39</text:p>
          </table:table-cell>
          <table:table-cell/>
          <table:table-cell table:style-name="ce27" table:formula="of:=[.C33]" office:value-type="float" office:value="2" calcext:value-type="float">
            <text:p>2</text:p>
          </table:table-cell>
          <table:table-cell table:style-name="ce23" table:formula="of:=AVERAGE([.F33:.F62])" office:value-type="float" office:value="159.166666666667" calcext:value-type="float">
            <text:p>159.166666666667</text:p>
          </table:table-cell>
          <table:table-cell table:style-name="ce23" table:formula="of:=([.D4]+[.E4])/([.I4]*10^3)" office:value-type="float" office:value="6.28272251308901" calcext:value-type="float">
            <text:p>6.28272251308901</text:p>
          </table:table-cell>
          <table:table-cell table:formula="of:=([.D4]+[.E4])/(MIN([.F33:.F62])*10^3)" office:value-type="float" office:value="7.63358778625954" calcext:value-type="float">
            <text:p>7.63358778625954</text:p>
          </table:table-cell>
          <table:table-cell table:formula="of:=([.D4]+[.E4])/(MAX([.F33:.F62])*10^3)" office:value-type="float" office:value="4.90196078431373" calcext:value-type="float">
            <text:p>4.90196078431373</text:p>
          </table:table-cell>
        </table:table-row>
        <table:table-row table:style-name="ro1">
          <table:table-cell table:style-name="ce3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8" calcext:value-type="float">
            <text:p>28</text:p>
          </table:table-cell>
          <table:table-cell/>
          <table:table-cell table:style-name="ce27" table:formula="of:=[.C63]" office:value-type="float" office:value="4" calcext:value-type="float">
            <text:p>4</text:p>
          </table:table-cell>
          <table:table-cell table:style-name="ce23" table:formula="of:=AVERAGE([.F63:.F92])" office:value-type="float" office:value="369.466666666667" calcext:value-type="float">
            <text:p>369.466666666667</text:p>
          </table:table-cell>
          <table:table-cell table:style-name="ce23" table:formula="of:=([.D5]+[.E5])/([.I5]*10^3)" office:value-type="float" office:value="2.70660411403825" calcext:value-type="float">
            <text:p>2.70660411403825</text:p>
          </table:table-cell>
          <table:table-cell table:formula="of:=([.D5]+[.E5])/(MIN([.F63:.F92])*10^3)" office:value-type="float" office:value="4.31034482758621" calcext:value-type="float">
            <text:p>4.31034482758621</text:p>
          </table:table-cell>
          <table:table-cell table:formula="of:=([.D5]+[.E5])/(MAX([.F63:.F92])*10^3)" office:value-type="float" office:value="1.82815356489945" calcext:value-type="float">
            <text:p>1.82815356489945</text:p>
          </table:table-cell>
        </table:table-row>
        <table:table-row table:style-name="ro1">
          <table:table-cell table:style-name="ce3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8" calcext:value-type="float">
            <text:p>28</text:p>
          </table:table-cell>
          <table:table-cell/>
          <table:table-cell table:style-name="ce27" table:formula="of:=[.C93]" office:value-type="float" office:value="8" calcext:value-type="float">
            <text:p>8</text:p>
          </table:table-cell>
          <table:table-cell table:style-name="ce23" table:formula="of:=AVERAGE([.F93:.F122])" office:value-type="float" office:value="532.066666666667" calcext:value-type="float">
            <text:p>532.066666666667</text:p>
          </table:table-cell>
          <table:table-cell table:style-name="ce23" table:formula="of:=([.D6]+[.E6])/([.I6]*10^3)" office:value-type="float" office:value="1.87946372635008" calcext:value-type="float">
            <text:p>1.87946372635008</text:p>
          </table:table-cell>
          <table:table-cell table:formula="of:=([.D6]+[.E6])/(MIN([.F93:.F122])*10^3)" office:value-type="float" office:value="2.68817204301075" calcext:value-type="float">
            <text:p>2.68817204301075</text:p>
          </table:table-cell>
          <table:table-cell table:formula="of:=([.D6]+[.E6])/(MAX([.F93:.F122])*10^3)" office:value-type="float" office:value="1.40449438202247" calcext:value-type="float">
            <text:p>1.40449438202247</text:p>
          </table:table-cell>
        </table:table-row>
        <table:table-row table:style-name="ro1">
          <table:table-cell table:style-name="ce3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7" calcext:value-type="float">
            <text:p>27</text:p>
          </table:table-cell>
          <table:table-cell/>
          <table:table-cell table:style-name="ce27" table:formula="of:=[.C123]" office:value-type="float" office:value="16" calcext:value-type="float">
            <text:p>16</text:p>
          </table:table-cell>
          <table:table-cell table:style-name="ce23" table:formula="of:=AVERAGE([.F123:.F152])" office:value-type="float" office:value="720.766666666667" calcext:value-type="float">
            <text:p>720.766666666667</text:p>
          </table:table-cell>
          <table:table-cell table:style-name="ce23" table:formula="of:=([.D7]+[.E7])/([.I7]*10^3)" office:value-type="float" office:value="1.38741155251353" calcext:value-type="float">
            <text:p>1.38741155251353</text:p>
          </table:table-cell>
          <table:table-cell table:formula="of:=([.D7]+[.E7])/(MIN([.F123:.F152])*10^3)" office:value-type="float" office:value="1.8018018018018" calcext:value-type="float">
            <text:p>1.8018018018018</text:p>
          </table:table-cell>
          <table:table-cell table:formula="of:=([.D7]+[.E7])/(MAX([.F123:.F152])*10^3)" office:value-type="float" office:value="1.07758620689655" calcext:value-type="float">
            <text:p>1.07758620689655</text:p>
          </table:table-cell>
        </table:table-row>
        <table:table-row table:style-name="ro1">
          <table:table-cell table:style-name="ce3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8" calcext:value-type="float">
            <text:p>28</text:p>
          </table:table-cell>
          <table:table-cell/>
          <table:table-cell table:style-name="ce27" table:formula="of:=[.C153]" office:value-type="float" office:value="24" calcext:value-type="float">
            <text:p>24</text:p>
          </table:table-cell>
          <table:table-cell table:style-name="ce23" table:formula="of:=AVERAGE([.F153:.F182])" office:value-type="float" office:value="820.366666666667" calcext:value-type="float">
            <text:p>820.366666666667</text:p>
          </table:table-cell>
          <table:table-cell table:style-name="ce23" table:formula="of:=([.D8]+[.E8])/([.I8]*10^3)" office:value-type="float" office:value="1.21896712851977" calcext:value-type="float">
            <text:p>1.21896712851977</text:p>
          </table:table-cell>
          <table:table-cell table:formula="of:=([.D8]+[.E8])/(MIN([.F153:.F182])*10^3)" office:value-type="float" office:value="1.74520069808028" calcext:value-type="float">
            <text:p>1.74520069808028</text:p>
          </table:table-cell>
          <table:table-cell table:formula="of:=([.D8]+[.E8])/(MAX([.F153:.F182])*10^3)" office:value-type="float" office:value="0.973709834469328" calcext:value-type="float">
            <text:p>0.973709834469328</text:p>
          </table:table-cell>
        </table:table-row>
        <table:table-row table:style-name="ro1">
          <table:table-cell table:style-name="ce3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8" calcext:value-type="float">
            <text:p>28</text:p>
          </table:table-cell>
          <table:table-cell/>
          <table:table-cell table:style-name="ce27" table:formula="of:=[.C183]" office:value-type="float" office:value="32" calcext:value-type="float">
            <text:p>32</text:p>
          </table:table-cell>
          <table:table-cell table:style-name="ce23" table:formula="of:=AVERAGE([.F183:.F212])" office:value-type="float" office:value="934.133333333333" calcext:value-type="float">
            <text:p>934.133333333333</text:p>
          </table:table-cell>
          <table:table-cell table:style-name="ce23" table:formula="of:=([.D9]+[.E9])/([.I9]*10^3)" office:value-type="float" office:value="1.0705109905795" calcext:value-type="float">
            <text:p>1.0705109905795</text:p>
          </table:table-cell>
          <table:table-cell table:formula="of:=([.D9]+[.E9])/(MIN([.F183:.F212])*10^3)" office:value-type="float" office:value="1.41242937853107" calcext:value-type="float">
            <text:p>1.41242937853107</text:p>
          </table:table-cell>
          <table:table-cell table:formula="of:=([.D9]+[.E9])/(MAX([.F183:.F212])*10^3)" office:value-type="float" office:value="0.91743119266055" calcext:value-type="float">
            <text:p>0.91743119266055</text:p>
          </table:table-cell>
        </table:table-row>
        <table:table-row table:style-name="ro1">
          <table:table-cell table:style-name="ce3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8" calcext:value-type="float">
            <text:p>28</text:p>
          </table:table-cell>
          <table:table-cell/>
          <table:table-cell table:style-name="ce27" table:formula="of:=[.C213]" office:value-type="float" office:value="48" calcext:value-type="float">
            <text:p>48</text:p>
          </table:table-cell>
          <table:table-cell table:style-name="ce23" table:formula="of:=AVERAGE([.F213:.F242])" office:value-type="float" office:value="1047.36666666667" calcext:value-type="float">
            <text:p>1047.36666666667</text:p>
          </table:table-cell>
          <table:table-cell table:style-name="ce23" table:formula="of:=([.D10]+[.E10])/([.I10]*10^3)" office:value-type="float" office:value="0.954775468635626" calcext:value-type="float">
            <text:p>0.954775468635626</text:p>
          </table:table-cell>
          <table:table-cell table:formula="of:=([.D10]+[.E10])/(MIN([.F213:.F242])*10^3)" office:value-type="float" office:value="1.08342361863489" calcext:value-type="float">
            <text:p>1.08342361863489</text:p>
          </table:table-cell>
          <table:table-cell table:formula="of:=([.D10]+[.E10])/(MAX([.F213:.F242])*10^3)" office:value-type="float" office:value="0.866551126516464" calcext:value-type="float">
            <text:p>0.866551126516464</text:p>
          </table:table-cell>
        </table:table-row>
        <table:table-row table:style-name="ro1">
          <table:table-cell table:style-name="ce3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8" calcext:value-type="float">
            <text:p>28</text:p>
          </table:table-cell>
          <table:table-cell/>
          <table:table-cell table:style-name="ce27" table:formula="of:=[.C243]" office:value-type="float" office:value="64" calcext:value-type="float">
            <text:p>64</text:p>
          </table:table-cell>
          <table:table-cell table:style-name="ce23" table:formula="of:=AVERAGE([.F243:.F272])" office:value-type="float" office:value="1108.83333333333" calcext:value-type="float">
            <text:p>1108.83333333333</text:p>
          </table:table-cell>
          <table:table-cell table:style-name="ce23" table:formula="of:=([.D11]+[.E11])/([.I11]*10^3)" office:value-type="float" office:value="0.90184879001954" calcext:value-type="float">
            <text:p>0.90184879001954</text:p>
          </table:table-cell>
          <table:table-cell table:formula="of:=([.D11]+[.E11])/(MIN([.F243:.F272])*10^3)" office:value-type="float" office:value="1" calcext:value-type="float">
            <text:p>1</text:p>
          </table:table-cell>
          <table:table-cell table:formula="of:=([.D11]+[.E11])/(MAX([.F243:.F272])*10^3)" office:value-type="float" office:value="0.851788756388416" calcext:value-type="float">
            <text:p>0.851788756388416</text:p>
          </table:table-cell>
        </table:table-row>
        <table:table-row table:style-name="ro1">
          <table:table-cell table:style-name="ce24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8" calcext:value-type="float">
            <text:p>2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8" calcext:value-type="float">
            <text:p>2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6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8" calcext:value-type="float">
            <text:p>2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6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8" calcext:value-type="float">
            <text:p>2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8" calcext:value-type="float">
            <text:p>2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8" calcext:value-type="float">
            <text:p>2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8" calcext:value-type="float">
            <text:p>2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8" calcext:value-type="float">
            <text:p>2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9" calcext:value-type="float">
            <text:p>29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8" calcext:value-type="float">
            <text:p>2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8" calcext:value-type="float">
            <text:p>2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8" calcext:value-type="float">
            <text:p>2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8" calcext:value-type="float">
            <text:p>2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8" calcext:value-type="float">
            <text:p>2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8" calcext:value-type="float">
            <text:p>2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5" calcext:value-type="float">
            <text:p>35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7" calcext:value-type="float">
            <text:p>27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8" calcext:value-type="float">
            <text:p>2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8" calcext:value-type="float">
            <text:p>2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8" calcext:value-type="float">
            <text:p>2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8" calcext:value-type="float">
            <text:p>2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04" calcext:value-type="float">
            <text:p>204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38" calcext:value-type="float">
            <text:p>338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42" calcext:value-type="float">
            <text:p>342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517" calcext:value-type="float">
            <text:p>517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42" calcext:value-type="float">
            <text:p>342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89" calcext:value-type="float">
            <text:p>289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45" calcext:value-type="float">
            <text:p>345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57" calcext:value-type="float">
            <text:p>357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403" calcext:value-type="float">
            <text:p>403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515" calcext:value-type="float">
            <text:p>515</text:p>
          </table:table-cell>
          <table:table-cell table:number-columns-repeated="6"/>
        </table:table-row>
        <table:table-row table:style-name="ro1">
          <table:table-cell table:style-name="ce26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table:style-name="ce26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40" calcext:value-type="float">
            <text:p>340</text:p>
          </table:table-cell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50" calcext:value-type="float">
            <text:p>350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97" calcext:value-type="float">
            <text:p>397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36" calcext:value-type="float">
            <text:p>336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547" calcext:value-type="float">
            <text:p>547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408" calcext:value-type="float">
            <text:p>40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70" calcext:value-type="float">
            <text:p>370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91" calcext:value-type="float">
            <text:p>391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11" calcext:value-type="float">
            <text:p>311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446" calcext:value-type="float">
            <text:p>446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6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76" calcext:value-type="float">
            <text:p>376</text:p>
          </table:table-cell>
          <table:table-cell table:number-columns-repeated="6"/>
        </table:table-row>
        <table:table-row table:style-name="ro1">
          <table:table-cell table:style-name="ce26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98" calcext:value-type="float">
            <text:p>298</text:p>
          </table:table-cell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15" calcext:value-type="float">
            <text:p>515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61" calcext:value-type="float">
            <text:p>361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90" calcext:value-type="float">
            <text:p>290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38" calcext:value-type="float">
            <text:p>43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97" calcext:value-type="float">
            <text:p>297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01" calcext:value-type="float">
            <text:p>301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99" calcext:value-type="float">
            <text:p>599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02" calcext:value-type="float">
            <text:p>502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712" calcext:value-type="float">
            <text:p>712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60" calcext:value-type="float">
            <text:p>460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624" calcext:value-type="float">
            <text:p>624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6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46" calcext:value-type="float">
            <text:p>546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6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05" calcext:value-type="float">
            <text:p>405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617" calcext:value-type="float">
            <text:p>617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96" calcext:value-type="float">
            <text:p>496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683" calcext:value-type="float">
            <text:p>68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80" calcext:value-type="float">
            <text:p>380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17" calcext:value-type="float">
            <text:p>517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647" calcext:value-type="float">
            <text:p>647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63" calcext:value-type="float">
            <text:p>46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78" calcext:value-type="float">
            <text:p>57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21" calcext:value-type="float">
            <text:p>521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28" calcext:value-type="float">
            <text:p>52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660" calcext:value-type="float">
            <text:p>660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00" calcext:value-type="float">
            <text:p>500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674" calcext:value-type="float">
            <text:p>674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60" calcext:value-type="float">
            <text:p>560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89" calcext:value-type="float">
            <text:p>489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11" calcext:value-type="float">
            <text:p>411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87" calcext:value-type="float">
            <text:p>387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21" calcext:value-type="float">
            <text:p>521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49" calcext:value-type="float">
            <text:p>549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93" calcext:value-type="float">
            <text:p>59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72" calcext:value-type="float">
            <text:p>37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42" calcext:value-type="float">
            <text:p>54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26" calcext:value-type="float">
            <text:p>426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70" calcext:value-type="float">
            <text:p>57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728" calcext:value-type="float">
            <text:p>728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794" calcext:value-type="float">
            <text:p>79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829" calcext:value-type="float">
            <text:p>829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809" calcext:value-type="float">
            <text:p>809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881" calcext:value-type="float">
            <text:p>881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81" calcext:value-type="float">
            <text:p>581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627" calcext:value-type="float">
            <text:p>62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928" calcext:value-type="float">
            <text:p>928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608" calcext:value-type="float">
            <text:p>608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78" calcext:value-type="float">
            <text:p>578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606" calcext:value-type="float">
            <text:p>606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913" calcext:value-type="float">
            <text:p>91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610" calcext:value-type="float">
            <text:p>61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55" calcext:value-type="float">
            <text:p>55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72" calcext:value-type="float">
            <text:p>57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751" calcext:value-type="float">
            <text:p>751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63" calcext:value-type="float">
            <text:p>56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622" calcext:value-type="float">
            <text:p>62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765" calcext:value-type="float">
            <text:p>76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861" calcext:value-type="float">
            <text:p>861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 table:style-name="ce26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50" calcext:value-type="float">
            <text:p>950</text:p>
          </table:table-cell>
          <table:table-cell table:number-columns-repeated="6"/>
        </table:table-row>
        <table:table-row table:style-name="ro1">
          <table:table-cell table:style-name="ce26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669" calcext:value-type="float">
            <text:p>669</text:p>
          </table:table-cell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618" calcext:value-type="float">
            <text:p>61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94" calcext:value-type="float">
            <text:p>994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704" calcext:value-type="float">
            <text:p>704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31" calcext:value-type="float">
            <text:p>831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573" calcext:value-type="float">
            <text:p>57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758" calcext:value-type="float">
            <text:p>75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647" calcext:value-type="float">
            <text:p>647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26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36" calcext:value-type="float">
            <text:p>936</text:p>
          </table:table-cell>
          <table:table-cell table:number-columns-repeated="6"/>
        </table:table-row>
        <table:table-row table:style-name="ro1">
          <table:table-cell table:style-name="ce26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75" calcext:value-type="float">
            <text:p>975</text:p>
          </table:table-cell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785" calcext:value-type="float">
            <text:p>785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779" calcext:value-type="float">
            <text:p>779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13" calcext:value-type="float">
            <text:p>81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39" calcext:value-type="float">
            <text:p>939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66" calcext:value-type="float">
            <text:p>866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20" calcext:value-type="float">
            <text:p>920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90" calcext:value-type="float">
            <text:p>890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625" calcext:value-type="float">
            <text:p>625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027" calcext:value-type="float">
            <text:p>1027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22" calcext:value-type="float">
            <text:p>822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56" calcext:value-type="float">
            <text:p>956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6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67" calcext:value-type="float">
            <text:p>867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6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756" calcext:value-type="float">
            <text:p>756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708" calcext:value-type="float">
            <text:p>70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063" calcext:value-type="float">
            <text:p>106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28" calcext:value-type="float">
            <text:p>92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711" calcext:value-type="float">
            <text:p>711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54" calcext:value-type="float">
            <text:p>954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44" calcext:value-type="float">
            <text:p>944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60" calcext:value-type="float">
            <text:p>960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63" calcext:value-type="float">
            <text:p>86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27" calcext:value-type="float">
            <text:p>927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19" calcext:value-type="float">
            <text:p>919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70" calcext:value-type="float">
            <text:p>970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21" calcext:value-type="float">
            <text:p>921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053" calcext:value-type="float">
            <text:p>105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012" calcext:value-type="float">
            <text:p>1012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91" calcext:value-type="float">
            <text:p>891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721" calcext:value-type="float">
            <text:p>721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96" calcext:value-type="float">
            <text:p>996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49" calcext:value-type="float">
            <text:p>849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37" calcext:value-type="float">
            <text:p>937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59" calcext:value-type="float">
            <text:p>959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01" calcext:value-type="float">
            <text:p>1101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063" calcext:value-type="float">
            <text:p>1063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047" calcext:value-type="float">
            <text:p>1047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19" calcext:value-type="float">
            <text:p>1119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51" calcext:value-type="float">
            <text:p>951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54" calcext:value-type="float">
            <text:p>1154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066" calcext:value-type="float">
            <text:p>1066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098" calcext:value-type="float">
            <text:p>1098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028" calcext:value-type="float">
            <text:p>1028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040" calcext:value-type="float">
            <text:p>1040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99" calcext:value-type="float">
            <text:p>999</text:p>
          </table:table-cell>
          <table:table-cell table:number-columns-repeated="6"/>
        </table:table-row>
        <table:table-row table:style-name="ro1">
          <table:table-cell table:style-name="ce26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81" calcext:value-type="float">
            <text:p>981</text:p>
          </table:table-cell>
          <table:table-cell table:number-columns-repeated="6"/>
        </table:table-row>
        <table:table-row table:style-name="ro1">
          <table:table-cell table:style-name="ce26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015" calcext:value-type="float">
            <text:p>1015</text:p>
          </table:table-cell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17" calcext:value-type="float">
            <text:p>1117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63" calcext:value-type="float">
            <text:p>116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21" calcext:value-type="float">
            <text:p>1121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046" calcext:value-type="float">
            <text:p>1046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20" calcext:value-type="float">
            <text:p>1120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000" calcext:value-type="float">
            <text:p>1000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07" calcext:value-type="float">
            <text:p>1107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67" calcext:value-type="float">
            <text:p>1167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51" calcext:value-type="float">
            <text:p>1151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086" calcext:value-type="float">
            <text:p>1086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74" calcext:value-type="float">
            <text:p>1174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081" calcext:value-type="float">
            <text:p>1081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01" calcext:value-type="float">
            <text:p>1101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075" calcext:value-type="float">
            <text:p>1075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55" calcext:value-type="float">
            <text:p>1155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05" calcext:value-type="float">
            <text:p>1105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001" calcext:value-type="float">
            <text:p>1001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19" calcext:value-type="float">
            <text:p>1119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084" calcext:value-type="float">
            <text:p>1084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float" office:value="0" calcext:value-type="float">
            <text:p>0</text:p>
          </table:table-cell>
          <table:table-cell table:style-name="ce16" office:value-type="float" office:value="64" calcext:value-type="float">
            <text:p>64</text:p>
          </table:table-cell>
          <table:table-cell table:number-columns-repeated="2" table:style-name="ce16" office:value-type="float" office:value="500000" calcext:value-type="float">
            <text:p>500000</text:p>
          </table:table-cell>
          <table:table-cell table:style-name="ce16" office:value-type="float" office:value="1101" calcext:value-type="float">
            <text:p>110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Double Lock Queue</text:p>
          </table:table-cell>
          <table:table-cell table:style-name="ce1"/>
          <table:table-cell table:style-name="ce5" table:number-columns-repeated="3"/>
          <table:table-cell table:style-name="ce10"/>
          <table:table-cell table:number-columns-repeated="6"/>
        </table:table-row>
        <table:table-row table:style-name="ro1">
          <table:table-cell table:style-name="ce2" office:value-type="string" calcext:value-type="string">
            <text:p>Repetitions</text:p>
          </table:table-cell>
          <table:table-cell table:style-name="ce2" office:value-type="string" calcext:value-type="string">
            <text:p>Q_Type</text:p>
          </table:table-cell>
          <table:table-cell table:style-name="ce2" office:value-type="string" calcext:value-type="string">
            <text:p>Num_threads </text:p>
          </table:table-cell>
          <table:table-cell table:style-name="ce2" office:value-type="string" calcext:value-type="string">
            <text:p>Enq_cnt</text:p>
          </table:table-cell>
          <table:table-cell table:style-name="ce2" office:value-type="string" calcext:value-type="string">
            <text:p>Deq_cnt</text:p>
          </table:table-cell>
          <table:table-cell table:style-name="ce2" office:value-type="string" calcext:value-type="string">
            <text:p>Total_Time[ms]</text:p>
          </table:table-cell>
          <table:table-cell/>
          <table:table-cell table:style-name="ce23" office:value-type="string" calcext:value-type="string">
            <text:p>NumThreads</text:p>
          </table:table-cell>
          <table:table-cell table:style-name="ce23" office:value-type="string" calcext:value-type="string">
            <text:p>T_Avg</text:p>
          </table:table-cell>
          <table:table-cell table:style-name="ce29" office:value-type="string" calcext:value-type="string">
            <text:p>TotalMops</text:p>
          </table:table-cell>
          <table:table-cell office:value-type="string" calcext:value-type="string">
            <text:p>MaxMops</text:p>
          </table:table-cell>
          <table:table-cell office:value-type="string" calcext:value-type="string">
            <text:p>MinMops</text:p>
          </table:table-cell>
        </table:table-row>
        <table:table-row table:style-name="ro1">
          <table:table-cell table:style-name="ce3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500000" calcext:value-type="float">
            <text:p>500000</text:p>
          </table:table-cell>
          <table:table-cell table:style-name="ce13" office:value-type="float" office:value="28" calcext:value-type="float">
            <text:p>28</text:p>
          </table:table-cell>
          <table:table-cell/>
          <table:table-cell table:style-name="ce27" table:formula="of:=[.C276]" office:value-type="float" office:value="1" calcext:value-type="float">
            <text:p>1</text:p>
          </table:table-cell>
          <table:table-cell table:style-name="ce23" table:formula="of:=AVERAGE([.F276:.F305])" office:value-type="float" office:value="27.8666666666667" calcext:value-type="float">
            <text:p>27.8666666666667</text:p>
          </table:table-cell>
          <table:table-cell table:style-name="ce23" table:formula="of:=([.D276]+[.E276])/([.I276]*10^3)" office:value-type="float" office:value="35.8851674641148" calcext:value-type="float">
            <text:p>35.8851674641148</text:p>
          </table:table-cell>
          <table:table-cell table:formula="of:=([.D276]+[.E276])/(MIN([.F276:.F305])*10^3)" office:value-type="float" office:value="37.037037037037" calcext:value-type="float">
            <text:p>37.037037037037</text:p>
          </table:table-cell>
          <table:table-cell table:formula="of:=([.D276]+[.E276])/(MAX([.F276:.F305])*10^3)" office:value-type="float" office:value="34.4827586206897" calcext:value-type="float">
            <text:p>34.4827586206897</text:p>
          </table:table-cell>
        </table:table-row>
        <table:table-row table:style-name="ro1">
          <table:table-cell table:style-name="ce3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8" calcext:value-type="float">
            <text:p>28</text:p>
          </table:table-cell>
          <table:table-cell/>
          <table:table-cell table:style-name="ce27" table:formula="of:=[.C306]" office:value-type="float" office:value="2" calcext:value-type="float">
            <text:p>2</text:p>
          </table:table-cell>
          <table:table-cell table:style-name="ce23" table:formula="of:=AVERAGE([.F306:.F335])" office:value-type="float" office:value="157.066666666667" calcext:value-type="float">
            <text:p>157.066666666667</text:p>
          </table:table-cell>
          <table:table-cell table:style-name="ce23" table:formula="of:=([.D277]+[.E277])/([.I277]*10^3)" office:value-type="float" office:value="6.36672325976231" calcext:value-type="float">
            <text:p>6.36672325976231</text:p>
          </table:table-cell>
          <table:table-cell table:formula="of:=([.D277]+[.E277])/(MIN([.F306:.F335])*10^3)" office:value-type="float" office:value="7.57575757575758" calcext:value-type="float">
            <text:p>7.57575757575758</text:p>
          </table:table-cell>
          <table:table-cell table:formula="of:=([.D277]+[.E277])/(MAX([.F306:.F335])*10^3)" office:value-type="float" office:value="5.15463917525773" calcext:value-type="float">
            <text:p>5.15463917525773</text:p>
          </table:table-cell>
        </table:table-row>
        <table:table-row table:style-name="ro1">
          <table:table-cell table:style-name="ce3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8" calcext:value-type="float">
            <text:p>28</text:p>
          </table:table-cell>
          <table:table-cell/>
          <table:table-cell table:style-name="ce27" table:formula="of:=[.C336]" office:value-type="float" office:value="4" calcext:value-type="float">
            <text:p>4</text:p>
          </table:table-cell>
          <table:table-cell table:style-name="ce23" table:formula="of:=AVERAGE([.F336:.F365])" office:value-type="float" office:value="358.333333333333" calcext:value-type="float">
            <text:p>358.333333333333</text:p>
          </table:table-cell>
          <table:table-cell table:style-name="ce23" table:formula="of:=([.D278]+[.E278])/([.I278]*10^3)" office:value-type="float" office:value="2.7906976744186" calcext:value-type="float">
            <text:p>2.7906976744186</text:p>
          </table:table-cell>
          <table:table-cell table:formula="of:=([.D278]+[.E278])/(MIN([.F336:.F365])*10^3)" office:value-type="float" office:value="4.03225806451613" calcext:value-type="float">
            <text:p>4.03225806451613</text:p>
          </table:table-cell>
          <table:table-cell table:formula="of:=([.D278]+[.E278])/(MAX([.F336:.F365])*10^3)" office:value-type="float" office:value="1.86915887850467" calcext:value-type="float">
            <text:p>1.86915887850467</text:p>
          </table:table-cell>
        </table:table-row>
        <table:table-row table:style-name="ro1">
          <table:table-cell table:style-name="ce3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7" calcext:value-type="float">
            <text:p>27</text:p>
          </table:table-cell>
          <table:table-cell/>
          <table:table-cell table:style-name="ce27" table:formula="of:=[.C366]" office:value-type="float" office:value="8" calcext:value-type="float">
            <text:p>8</text:p>
          </table:table-cell>
          <table:table-cell table:style-name="ce23" table:formula="of:=AVERAGE([.F366:.F395])" office:value-type="float" office:value="532.566666666667" calcext:value-type="float">
            <text:p>532.566666666667</text:p>
          </table:table-cell>
          <table:table-cell table:style-name="ce23" table:formula="of:=([.D279]+[.E279])/([.I279]*10^3)" office:value-type="float" office:value="1.87769919258935" calcext:value-type="float">
            <text:p>1.87769919258935</text:p>
          </table:table-cell>
          <table:table-cell table:formula="of:=([.D279]+[.E279])/(MIN([.F366:.F395])*10^3)" office:value-type="float" office:value="2.8169014084507" calcext:value-type="float">
            <text:p>2.8169014084507</text:p>
          </table:table-cell>
          <table:table-cell table:formula="of:=([.D279]+[.E279])/(MAX([.F366:.F395])*10^3)" office:value-type="float" office:value="1.3262599469496" calcext:value-type="float">
            <text:p>1.3262599469496</text:p>
          </table:table-cell>
        </table:table-row>
        <table:table-row table:style-name="ro1">
          <table:table-cell table:style-name="ce3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7" calcext:value-type="float">
            <text:p>27</text:p>
          </table:table-cell>
          <table:table-cell/>
          <table:table-cell table:style-name="ce27" table:formula="of:=[.C396]" office:value-type="float" office:value="16" calcext:value-type="float">
            <text:p>16</text:p>
          </table:table-cell>
          <table:table-cell table:style-name="ce23" table:formula="of:=AVERAGE([.F396:.F425])" office:value-type="float" office:value="688.566666666667" calcext:value-type="float">
            <text:p>688.566666666667</text:p>
          </table:table-cell>
          <table:table-cell table:style-name="ce23" table:formula="of:=([.D280]+[.E280])/([.I280]*10^3)" office:value-type="float" office:value="1.45229220119088" calcext:value-type="float">
            <text:p>1.45229220119088</text:p>
          </table:table-cell>
          <table:table-cell table:formula="of:=([.D280]+[.E280])/(MIN([.F396:.F425])*10^3)" office:value-type="float" office:value="2.30414746543779" calcext:value-type="float">
            <text:p>2.30414746543779</text:p>
          </table:table-cell>
          <table:table-cell table:formula="of:=([.D280]+[.E280])/(MAX([.F396:.F425])*10^3)" office:value-type="float" office:value="1.13250283125708" calcext:value-type="float">
            <text:p>1.13250283125708</text:p>
          </table:table-cell>
        </table:table-row>
        <table:table-row table:style-name="ro1">
          <table:table-cell table:style-name="ce3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8" calcext:value-type="float">
            <text:p>28</text:p>
          </table:table-cell>
          <table:table-cell/>
          <table:table-cell table:style-name="ce27" table:formula="of:=[.C426]" office:value-type="float" office:value="24" calcext:value-type="float">
            <text:p>24</text:p>
          </table:table-cell>
          <table:table-cell table:style-name="ce23" table:formula="of:=AVERAGE([.F426:.F455])" office:value-type="float" office:value="772.033333333333" calcext:value-type="float">
            <text:p>772.033333333333</text:p>
          </table:table-cell>
          <table:table-cell table:style-name="ce23" table:formula="of:=([.D281]+[.E281])/([.I281]*10^3)" office:value-type="float" office:value="1.29528086006649" calcext:value-type="float">
            <text:p>1.29528086006649</text:p>
          </table:table-cell>
          <table:table-cell table:formula="of:=([.D281]+[.E281])/(MIN([.F426:.F455])*10^3)" office:value-type="float" office:value="2.23713646532438" calcext:value-type="float">
            <text:p>2.23713646532438</text:p>
          </table:table-cell>
          <table:table-cell table:formula="of:=([.D281]+[.E281])/(MAX([.F426:.F455])*10^3)" office:value-type="float" office:value="1.06044538706257" calcext:value-type="float">
            <text:p>1.06044538706257</text:p>
          </table:table-cell>
        </table:table-row>
        <table:table-row table:style-name="ro1">
          <table:table-cell table:style-name="ce3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8" calcext:value-type="float">
            <text:p>28</text:p>
          </table:table-cell>
          <table:table-cell/>
          <table:table-cell table:style-name="ce27" table:formula="of:=[.C456]" office:value-type="float" office:value="32" calcext:value-type="float">
            <text:p>32</text:p>
          </table:table-cell>
          <table:table-cell table:style-name="ce23" table:formula="of:=AVERAGE([.F456:.F485])" office:value-type="float" office:value="832.1" calcext:value-type="float">
            <text:p>832.1</text:p>
          </table:table-cell>
          <table:table-cell table:style-name="ce23" table:formula="of:=([.D282]+[.E282])/([.I282]*10^3)" office:value-type="float" office:value="1.20177863237592" calcext:value-type="float">
            <text:p>1.20177863237592</text:p>
          </table:table-cell>
          <table:table-cell table:formula="of:=([.D282]+[.E282])/(MIN([.F456:.F485])*10^3)" office:value-type="float" office:value="1.45560407569141" calcext:value-type="float">
            <text:p>1.45560407569141</text:p>
          </table:table-cell>
          <table:table-cell table:formula="of:=([.D282]+[.E282])/(MAX([.F456:.F485])*10^3)" office:value-type="float" office:value="1.04166666666667" calcext:value-type="float">
            <text:p>1.04166666666667</text:p>
          </table:table-cell>
        </table:table-row>
        <table:table-row table:style-name="ro1">
          <table:table-cell table:style-name="ce3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9" calcext:value-type="float">
            <text:p>29</text:p>
          </table:table-cell>
          <table:table-cell/>
          <table:table-cell table:style-name="ce27" table:formula="of:=[.C486]" office:value-type="float" office:value="48" calcext:value-type="float">
            <text:p>48</text:p>
          </table:table-cell>
          <table:table-cell table:style-name="ce23" table:formula="of:=AVERAGE([.F486:.F515])" office:value-type="float" office:value="899.3" calcext:value-type="float">
            <text:p>899.3</text:p>
          </table:table-cell>
          <table:table-cell table:style-name="ce23" table:formula="of:=([.D283]+[.E283])/([.I283]*10^3)" office:value-type="float" office:value="1.1119759813188" calcext:value-type="float">
            <text:p>1.1119759813188</text:p>
          </table:table-cell>
          <table:table-cell table:formula="of:=([.D283]+[.E283])/(MIN([.F486:.F515])*10^3)" office:value-type="float" office:value="1.32450331125828" calcext:value-type="float">
            <text:p>1.32450331125828</text:p>
          </table:table-cell>
          <table:table-cell table:formula="of:=([.D283]+[.E283])/(MAX([.F486:.F515])*10^3)" office:value-type="float" office:value="0.988142292490119" calcext:value-type="float">
            <text:p>0.988142292490119</text:p>
          </table:table-cell>
        </table:table-row>
        <table:table-row table:style-name="ro1">
          <table:table-cell table:style-name="ce3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7" calcext:value-type="float">
            <text:p>27</text:p>
          </table:table-cell>
          <table:table-cell/>
          <table:table-cell table:style-name="ce27" table:formula="of:=[.C516]" office:value-type="float" office:value="64" calcext:value-type="float">
            <text:p>64</text:p>
          </table:table-cell>
          <table:table-cell table:style-name="ce23" table:formula="of:=AVERAGE([.F516:.F545])" office:value-type="float" office:value="947.733333333333" calcext:value-type="float">
            <text:p>947.733333333333</text:p>
          </table:table-cell>
          <table:table-cell table:style-name="ce23" table:formula="of:=([.D284]+[.E284])/([.I284]*10^3)" office:value-type="float" office:value="1.05514912774339" calcext:value-type="float">
            <text:p>1.05514912774339</text:p>
          </table:table-cell>
          <table:table-cell table:formula="of:=([.D284]+[.E284])/(MIN([.F516:.F545])*10^3)" office:value-type="float" office:value="1.16686114352392" calcext:value-type="float">
            <text:p>1.16686114352392</text:p>
          </table:table-cell>
          <table:table-cell table:formula="of:=([.D284]+[.E284])/(MAX([.F516:.F545])*10^3)" office:value-type="float" office:value="0.9765625" calcext:value-type="float">
            <text:p>0.9765625</text:p>
          </table:table-cell>
        </table:table-row>
        <table:table-row table:style-name="ro1">
          <table:table-cell table:style-name="ce24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8" calcext:value-type="float">
            <text:p>2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8" calcext:value-type="float">
            <text:p>2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6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8" calcext:value-type="float">
            <text:p>2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6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8" calcext:value-type="float">
            <text:p>2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9" calcext:value-type="float">
            <text:p>29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8" calcext:value-type="float">
            <text:p>2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8" calcext:value-type="float">
            <text:p>2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8" calcext:value-type="float">
            <text:p>2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8" calcext:value-type="float">
            <text:p>2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8" calcext:value-type="float">
            <text:p>2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8" calcext:value-type="float">
            <text:p>2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8" calcext:value-type="float">
            <text:p>2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7" calcext:value-type="float">
            <text:p>27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7" calcext:value-type="float">
            <text:p>27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8" calcext:value-type="float">
            <text:p>2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8" calcext:value-type="float">
            <text:p>2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8" calcext:value-type="float">
            <text:p>2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9" calcext:value-type="float">
            <text:p>29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8" calcext:value-type="float">
            <text:p>2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7" calcext:value-type="float">
            <text:p>27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7" calcext:value-type="float">
            <text:p>27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32" calcext:value-type="float">
            <text:p>132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3" calcext:value-type="float">
            <text:p>153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4" calcext:value-type="float">
            <text:p>154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39" calcext:value-type="float">
            <text:p>339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28" calcext:value-type="float">
            <text:p>328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415" calcext:value-type="float">
            <text:p>415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05" calcext:value-type="float">
            <text:p>305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73" calcext:value-type="float">
            <text:p>373</text:p>
          </table:table-cell>
          <table:table-cell table:number-columns-repeated="6"/>
        </table:table-row>
        <table:table-row table:style-name="ro1">
          <table:table-cell table:style-name="ce26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35" calcext:value-type="float">
            <text:p>335</text:p>
          </table:table-cell>
          <table:table-cell table:number-columns-repeated="6"/>
        </table:table-row>
        <table:table-row table:style-name="ro1">
          <table:table-cell table:style-name="ce26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14" calcext:value-type="float">
            <text:p>314</text:p>
          </table:table-cell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95" calcext:value-type="float">
            <text:p>295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535" calcext:value-type="float">
            <text:p>535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95" calcext:value-type="float">
            <text:p>395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421" calcext:value-type="float">
            <text:p>421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81" calcext:value-type="float">
            <text:p>281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85" calcext:value-type="float">
            <text:p>385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94" calcext:value-type="float">
            <text:p>394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99" calcext:value-type="float">
            <text:p>299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47" calcext:value-type="float">
            <text:p>347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6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26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456" calcext:value-type="float">
            <text:p>456</text:p>
          </table:table-cell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15" calcext:value-type="float">
            <text:p>315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42" calcext:value-type="float">
            <text:p>342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05" calcext:value-type="float">
            <text:p>305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08" calcext:value-type="float">
            <text:p>30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35" calcext:value-type="float">
            <text:p>435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49" calcext:value-type="float">
            <text:p>349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611" calcext:value-type="float">
            <text:p>611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37" calcext:value-type="float">
            <text:p>537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602" calcext:value-type="float">
            <text:p>602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55" calcext:value-type="float">
            <text:p>355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90" calcext:value-type="float">
            <text:p>590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6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78" calcext:value-type="float">
            <text:p>57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6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661" calcext:value-type="float">
            <text:p>661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72" calcext:value-type="float">
            <text:p>372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04" calcext:value-type="float">
            <text:p>504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91" calcext:value-type="float">
            <text:p>491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81" calcext:value-type="float">
            <text:p>481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11" calcext:value-type="float">
            <text:p>411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61" calcext:value-type="float">
            <text:p>561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623" calcext:value-type="float">
            <text:p>62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606" calcext:value-type="float">
            <text:p>606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56" calcext:value-type="float">
            <text:p>456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69" calcext:value-type="float">
            <text:p>469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87" calcext:value-type="float">
            <text:p>387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21" calcext:value-type="float">
            <text:p>521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754" calcext:value-type="float">
            <text:p>754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59" calcext:value-type="float">
            <text:p>559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52" calcext:value-type="float">
            <text:p>452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622" calcext:value-type="float">
            <text:p>622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46" calcext:value-type="float">
            <text:p>446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605" calcext:value-type="float">
            <text:p>60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20" calcext:value-type="float">
            <text:p>52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74" calcext:value-type="float">
            <text:p>57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59" calcext:value-type="float">
            <text:p>559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03" calcext:value-type="float">
            <text:p>40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813" calcext:value-type="float">
            <text:p>81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796" calcext:value-type="float">
            <text:p>796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50" calcext:value-type="float">
            <text:p>55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34" calcext:value-type="float">
            <text:p>43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99" calcext:value-type="float">
            <text:p>499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832" calcext:value-type="float">
            <text:p>83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764" calcext:value-type="float">
            <text:p>76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02" calcext:value-type="float">
            <text:p>50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706" calcext:value-type="float">
            <text:p>706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96" calcext:value-type="float">
            <text:p>596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778" calcext:value-type="float">
            <text:p>778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715" calcext:value-type="float">
            <text:p>71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846" calcext:value-type="float">
            <text:p>846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716" calcext:value-type="float">
            <text:p>716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784" calcext:value-type="float">
            <text:p>78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772" calcext:value-type="float">
            <text:p>77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82" calcext:value-type="float">
            <text:p>58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801" calcext:value-type="float">
            <text:p>801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39" calcext:value-type="float">
            <text:p>839</text:p>
          </table:table-cell>
          <table:table-cell table:number-columns-repeated="6"/>
        </table:table-row>
        <table:table-row table:style-name="ro1">
          <table:table-cell table:style-name="ce26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447" calcext:value-type="float">
            <text:p>447</text:p>
          </table:table-cell>
          <table:table-cell table:number-columns-repeated="6"/>
        </table:table-row>
        <table:table-row table:style-name="ro1">
          <table:table-cell table:style-name="ce26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13" calcext:value-type="float">
            <text:p>813</text:p>
          </table:table-cell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04" calcext:value-type="float">
            <text:p>804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652" calcext:value-type="float">
            <text:p>652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549" calcext:value-type="float">
            <text:p>549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793" calcext:value-type="float">
            <text:p>79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89" calcext:value-type="float">
            <text:p>889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774" calcext:value-type="float">
            <text:p>774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793" calcext:value-type="float">
            <text:p>79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18" calcext:value-type="float">
            <text:p>818</text:p>
          </table:table-cell>
          <table:table-cell table:number-columns-repeated="6"/>
        </table:table-row>
        <table:table-row table:style-name="ro1">
          <table:table-cell table:style-name="ce26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34" calcext:value-type="float">
            <text:p>834</text:p>
          </table:table-cell>
          <table:table-cell table:number-columns-repeated="6"/>
        </table:table-row>
        <table:table-row table:style-name="ro1">
          <table:table-cell table:style-name="ce26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771" calcext:value-type="float">
            <text:p>771</text:p>
          </table:table-cell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71" calcext:value-type="float">
            <text:p>871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20" calcext:value-type="float">
            <text:p>820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698" calcext:value-type="float">
            <text:p>69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43" calcext:value-type="float">
            <text:p>94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766" calcext:value-type="float">
            <text:p>766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740" calcext:value-type="float">
            <text:p>740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81" calcext:value-type="float">
            <text:p>881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762" calcext:value-type="float">
            <text:p>762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24" calcext:value-type="float">
            <text:p>924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673" calcext:value-type="float">
            <text:p>67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33" calcext:value-type="float">
            <text:p>83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6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12" calcext:value-type="float">
            <text:p>812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6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712" calcext:value-type="float">
            <text:p>712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14" calcext:value-type="float">
            <text:p>914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691" calcext:value-type="float">
            <text:p>691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46" calcext:value-type="float">
            <text:p>846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781" calcext:value-type="float">
            <text:p>781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18" calcext:value-type="float">
            <text:p>81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33" calcext:value-type="float">
            <text:p>93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28" calcext:value-type="float">
            <text:p>92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734" calcext:value-type="float">
            <text:p>734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735" calcext:value-type="float">
            <text:p>735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22" calcext:value-type="float">
            <text:p>822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69" calcext:value-type="float">
            <text:p>869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747" calcext:value-type="float">
            <text:p>747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38" calcext:value-type="float">
            <text:p>83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09" calcext:value-type="float">
            <text:p>809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729" calcext:value-type="float">
            <text:p>729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13" calcext:value-type="float">
            <text:p>81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75" calcext:value-type="float">
            <text:p>875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707" calcext:value-type="float">
            <text:p>707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02" calcext:value-type="float">
            <text:p>802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13" calcext:value-type="float">
            <text:p>913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50" calcext:value-type="float">
            <text:p>950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58" calcext:value-type="float">
            <text:p>858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14" calcext:value-type="float">
            <text:p>914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58" calcext:value-type="float">
            <text:p>858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753" calcext:value-type="float">
            <text:p>753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16" calcext:value-type="float">
            <text:p>916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14" calcext:value-type="float">
            <text:p>914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44" calcext:value-type="float">
            <text:p>944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30" calcext:value-type="float">
            <text:p>930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50" calcext:value-type="float">
            <text:p>850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53" calcext:value-type="float">
            <text:p>853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88" calcext:value-type="float">
            <text:p>888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24" calcext:value-type="float">
            <text:p>924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28" calcext:value-type="float">
            <text:p>928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755" calcext:value-type="float">
            <text:p>755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80" calcext:value-type="float">
            <text:p>880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95" calcext:value-type="float">
            <text:p>895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47" calcext:value-type="float">
            <text:p>847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37" calcext:value-type="float">
            <text:p>937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39" calcext:value-type="float">
            <text:p>939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26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26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792" calcext:value-type="float">
            <text:p>792</text:p>
          </table:table-cell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73" calcext:value-type="float">
            <text:p>97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024" calcext:value-type="float">
            <text:p>1024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57" calcext:value-type="float">
            <text:p>857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89" calcext:value-type="float">
            <text:p>989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02" calcext:value-type="float">
            <text:p>902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40" calcext:value-type="float">
            <text:p>940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66" calcext:value-type="float">
            <text:p>966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90" calcext:value-type="float">
            <text:p>990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72" calcext:value-type="float">
            <text:p>872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68" calcext:value-type="float">
            <text:p>868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18" calcext:value-type="float">
            <text:p>918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28" calcext:value-type="float">
            <text:p>928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14" calcext:value-type="float">
            <text:p>914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52" calcext:value-type="float">
            <text:p>952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63" calcext:value-type="float">
            <text:p>963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33" calcext:value-type="float">
            <text:p>933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35" calcext:value-type="float">
            <text:p>935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92" calcext:value-type="float">
            <text:p>992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31" calcext:value-type="float">
            <text:p>931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90" calcext:value-type="float">
            <text:p>990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86" calcext:value-type="float">
            <text:p>986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007" calcext:value-type="float">
            <text:p>1007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95" calcext:value-type="float">
            <text:p>995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87" calcext:value-type="float">
            <text:p>887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float" office:value="64" calcext:value-type="float">
            <text:p>64</text:p>
          </table:table-cell>
          <table:table-cell table:number-columns-repeated="2" table:style-name="ce16" office:value-type="float" office:value="500000" calcext:value-type="float">
            <text:p>500000</text:p>
          </table:table-cell>
          <table:table-cell table:style-name="ce16" office:value-type="float" office:value="926" calcext:value-type="float">
            <text:p>926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NCQ</text:p>
          </table:table-cell>
          <table:table-cell table:style-name="ce1"/>
          <table:table-cell table:style-name="ce5" table:number-columns-repeated="3"/>
          <table:table-cell table:style-name="ce10"/>
          <table:table-cell table:number-columns-repeated="6"/>
        </table:table-row>
        <table:table-row table:style-name="ro1">
          <table:table-cell table:style-name="ce2" office:value-type="string" calcext:value-type="string">
            <text:p>Repetitions</text:p>
          </table:table-cell>
          <table:table-cell table:style-name="ce2" office:value-type="string" calcext:value-type="string">
            <text:p>Q_Type</text:p>
          </table:table-cell>
          <table:table-cell table:style-name="ce2" office:value-type="string" calcext:value-type="string">
            <text:p>Num_threads </text:p>
          </table:table-cell>
          <table:table-cell table:style-name="ce2" office:value-type="string" calcext:value-type="string">
            <text:p>Enq_cnt</text:p>
          </table:table-cell>
          <table:table-cell table:style-name="ce2" office:value-type="string" calcext:value-type="string">
            <text:p>Deq_cnt</text:p>
          </table:table-cell>
          <table:table-cell table:style-name="ce2" office:value-type="string" calcext:value-type="string">
            <text:p>Total_Time[ms]</text:p>
          </table:table-cell>
          <table:table-cell/>
          <table:table-cell table:style-name="ce23" office:value-type="string" calcext:value-type="string">
            <text:p>NumThreads</text:p>
          </table:table-cell>
          <table:table-cell table:style-name="ce23" office:value-type="string" calcext:value-type="string">
            <text:p>T_Avg</text:p>
          </table:table-cell>
          <table:table-cell table:style-name="ce29" office:value-type="string" calcext:value-type="string">
            <text:p>TotalMops</text:p>
          </table:table-cell>
          <table:table-cell office:value-type="string" calcext:value-type="string">
            <text:p>MaxMops</text:p>
          </table:table-cell>
          <table:table-cell office:value-type="string" calcext:value-type="string">
            <text:p>MinMops</text:p>
          </table:table-cell>
        </table:table-row>
        <table:table-row table:style-name="ro1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500000" calcext:value-type="float">
            <text:p>500000</text:p>
          </table:table-cell>
          <table:table-cell table:style-name="ce13" office:value-type="float" office:value="115" calcext:value-type="float">
            <text:p>115</text:p>
          </table:table-cell>
          <table:table-cell/>
          <table:table-cell table:style-name="ce27" table:formula="of:=[.C550]" office:value-type="float" office:value="1" calcext:value-type="float">
            <text:p>1</text:p>
          </table:table-cell>
          <table:table-cell table:style-name="ce23" table:formula="of:=AVERAGE([.F550:.F579])" office:value-type="float" office:value="114.733333333333" calcext:value-type="float">
            <text:p>114.733333333333</text:p>
          </table:table-cell>
          <table:table-cell table:style-name="ce23" table:formula="of:=([.D550]+[.E550])/([.I550]*10^3)" office:value-type="float" office:value="8.71586287042417" calcext:value-type="float">
            <text:p>8.71586287042417</text:p>
          </table:table-cell>
          <table:table-cell table:formula="of:=([.D550]+[.E550])/(MIN([.F550:.F579])*10^3)" office:value-type="float" office:value="8.84955752212389" calcext:value-type="float">
            <text:p>8.84955752212389</text:p>
          </table:table-cell>
          <table:table-cell table:formula="of:=([.D550]+[.E550])/(MAX([.F550:.F579])*10^3)" office:value-type="float" office:value="8.33333333333333" calcext:value-type="float">
            <text:p>8.33333333333333</text:p>
          </table:table-cell>
        </table:table-row>
        <table:table-row table:style-name="ro1">
          <table:table-cell table:style-name="ce3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3" calcext:value-type="float">
            <text:p>113</text:p>
          </table:table-cell>
          <table:table-cell/>
          <table:table-cell table:style-name="ce27" table:formula="of:=[.C580]" office:value-type="float" office:value="2" calcext:value-type="float">
            <text:p>2</text:p>
          </table:table-cell>
          <table:table-cell table:style-name="ce23" table:formula="of:=AVERAGE([.F580:.F609])" office:value-type="float" office:value="391.3" calcext:value-type="float">
            <text:p>391.3</text:p>
          </table:table-cell>
          <table:table-cell table:style-name="ce23" table:formula="of:=([.D551]+[.E551])/([.I551]*10^3)" office:value-type="float" office:value="2.55558395093279" calcext:value-type="float">
            <text:p>2.55558395093279</text:p>
          </table:table-cell>
          <table:table-cell table:formula="of:=([.D551]+[.E551])/(MIN([.F580:.F609])*10^3)" office:value-type="float" office:value="2.84900284900285" calcext:value-type="float">
            <text:p>2.84900284900285</text:p>
          </table:table-cell>
          <table:table-cell table:formula="of:=([.D551]+[.E551])/(MAX([.F580:.F609])*10^3)" office:value-type="float" office:value="1.41643059490085" calcext:value-type="float">
            <text:p>1.41643059490085</text:p>
          </table:table-cell>
        </table:table-row>
        <table:table-row table:style-name="ro1">
          <table:table-cell table:style-name="ce3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20" calcext:value-type="float">
            <text:p>120</text:p>
          </table:table-cell>
          <table:table-cell/>
          <table:table-cell table:style-name="ce27" table:formula="of:=[.C610]" office:value-type="float" office:value="4" calcext:value-type="float">
            <text:p>4</text:p>
          </table:table-cell>
          <table:table-cell table:style-name="ce23" table:formula="of:=AVERAGE([.F610:.F639])" office:value-type="float" office:value="980.533333333333" calcext:value-type="float">
            <text:p>980.533333333333</text:p>
          </table:table-cell>
          <table:table-cell table:style-name="ce23" table:formula="of:=([.D552]+[.E552])/([.I552]*10^3)" office:value-type="float" office:value="1.01985314114767" calcext:value-type="float">
            <text:p>1.01985314114767</text:p>
          </table:table-cell>
          <table:table-cell table:formula="of:=([.D552]+[.E552])/(MIN([.F610:.F639])*10^3)" office:value-type="float" office:value="1.40845070422535" calcext:value-type="float">
            <text:p>1.40845070422535</text:p>
          </table:table-cell>
          <table:table-cell table:formula="of:=([.D552]+[.E552])/(MAX([.F610:.F639])*10^3)" office:value-type="float" office:value="0.754147812971342" calcext:value-type="float">
            <text:p>0.754147812971342</text:p>
          </table:table-cell>
        </table:table-row>
        <table:table-row table:style-name="ro1">
          <table:table-cell table:style-name="ce3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6" calcext:value-type="float">
            <text:p>116</text:p>
          </table:table-cell>
          <table:table-cell/>
          <table:table-cell table:style-name="ce27" table:formula="of:=[.C640]" office:value-type="float" office:value="8" calcext:value-type="float">
            <text:p>8</text:p>
          </table:table-cell>
          <table:table-cell table:style-name="ce23" table:formula="of:=AVERAGE([.F640:.F669])" office:value-type="float" office:value="1122.96666666667" calcext:value-type="float">
            <text:p>1122.96666666667</text:p>
          </table:table-cell>
          <table:table-cell table:style-name="ce23" table:formula="of:=([.D553]+[.E553])/([.I553]*10^3)" office:value-type="float" office:value="0.890498382261272" calcext:value-type="float">
            <text:p>0.890498382261272</text:p>
          </table:table-cell>
          <table:table-cell table:formula="of:=([.D553]+[.E553])/(MIN([.F640:.F669])*10^3)" office:value-type="float" office:value="1.02564102564103" calcext:value-type="float">
            <text:p>1.02564102564103</text:p>
          </table:table-cell>
          <table:table-cell table:formula="of:=([.D553]+[.E553])/(MAX([.F640:.F669])*10^3)" office:value-type="float" office:value="0.725689404934688" calcext:value-type="float">
            <text:p>0.725689404934688</text:p>
          </table:table-cell>
        </table:table-row>
        <table:table-row table:style-name="ro1">
          <table:table-cell table:style-name="ce3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6" calcext:value-type="float">
            <text:p>116</text:p>
          </table:table-cell>
          <table:table-cell/>
          <table:table-cell table:style-name="ce27" table:formula="of:=[.C670]" office:value-type="float" office:value="16" calcext:value-type="float">
            <text:p>16</text:p>
          </table:table-cell>
          <table:table-cell table:style-name="ce23" table:formula="of:=AVERAGE([.F670:.F699])" office:value-type="float" office:value="1271" calcext:value-type="float">
            <text:p>1271</text:p>
          </table:table-cell>
          <table:table-cell table:style-name="ce23" table:formula="of:=([.D554]+[.E554])/([.I554]*10^3)" office:value-type="float" office:value="0.786782061369001" calcext:value-type="float">
            <text:p>0.786782061369001</text:p>
          </table:table-cell>
          <table:table-cell table:formula="of:=([.D554]+[.E554])/(MIN([.F670:.F699])*10^3)" office:value-type="float" office:value="0.909090909090909" calcext:value-type="float">
            <text:p>0.909090909090909</text:p>
          </table:table-cell>
          <table:table-cell table:formula="of:=([.D554]+[.E554])/(MAX([.F670:.F699])*10^3)" office:value-type="float" office:value="0.655307994757536" calcext:value-type="float">
            <text:p>0.655307994757536</text:p>
          </table:table-cell>
        </table:table-row>
        <table:table-row table:style-name="ro1">
          <table:table-cell table:style-name="ce3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5" calcext:value-type="float">
            <text:p>115</text:p>
          </table:table-cell>
          <table:table-cell/>
          <table:table-cell table:style-name="ce27" table:formula="of:=[.C700]" office:value-type="float" office:value="24" calcext:value-type="float">
            <text:p>24</text:p>
          </table:table-cell>
          <table:table-cell table:style-name="ce23" table:formula="of:=AVERAGE([.F700:.F729])" office:value-type="float" office:value="1545.2" calcext:value-type="float">
            <text:p>1545.2</text:p>
          </table:table-cell>
          <table:table-cell table:style-name="ce23" table:formula="of:=([.D555]+[.E555])/([.I555]*10^3)" office:value-type="float" office:value="0.647165415480197" calcext:value-type="float">
            <text:p>0.647165415480197</text:p>
          </table:table-cell>
          <table:table-cell table:formula="of:=([.D555]+[.E555])/(MIN([.F700:.F729])*10^3)" office:value-type="float" office:value="0.854700854700855" calcext:value-type="float">
            <text:p>0.854700854700855</text:p>
          </table:table-cell>
          <table:table-cell table:formula="of:=([.D555]+[.E555])/(MAX([.F700:.F729])*10^3)" office:value-type="float" office:value="0.593471810089021" calcext:value-type="float">
            <text:p>0.593471810089021</text:p>
          </table:table-cell>
        </table:table-row>
        <table:table-row table:style-name="ro1">
          <table:table-cell table:style-name="ce3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6" calcext:value-type="float">
            <text:p>116</text:p>
          </table:table-cell>
          <table:table-cell/>
          <table:table-cell table:style-name="ce27" table:formula="of:=[.C730]" office:value-type="float" office:value="32" calcext:value-type="float">
            <text:p>32</text:p>
          </table:table-cell>
          <table:table-cell table:style-name="ce23" table:formula="of:=AVERAGE([.F730:.F759])" office:value-type="float" office:value="1738.8" calcext:value-type="float">
            <text:p>1738.8</text:p>
          </table:table-cell>
          <table:table-cell table:style-name="ce23" table:formula="of:=([.D556]+[.E556])/([.I556]*10^3)" office:value-type="float" office:value="0.575109270761445" calcext:value-type="float">
            <text:p>0.575109270761445</text:p>
          </table:table-cell>
          <table:table-cell table:formula="of:=([.D556]+[.E556])/(MIN([.F730:.F759])*10^3)" office:value-type="float" office:value="0.680272108843537" calcext:value-type="float">
            <text:p>0.680272108843537</text:p>
          </table:table-cell>
          <table:table-cell table:formula="of:=([.D556]+[.E556])/(MAX([.F730:.F759])*10^3)" office:value-type="float" office:value="0.544662309368192" calcext:value-type="float">
            <text:p>0.544662309368192</text:p>
          </table:table-cell>
        </table:table-row>
        <table:table-row table:style-name="ro1">
          <table:table-cell table:style-name="ce3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5" calcext:value-type="float">
            <text:p>115</text:p>
          </table:table-cell>
          <table:table-cell/>
          <table:table-cell table:style-name="ce27" table:formula="of:=[.C760]" office:value-type="float" office:value="48" calcext:value-type="float">
            <text:p>48</text:p>
          </table:table-cell>
          <table:table-cell table:style-name="ce23" table:formula="of:=AVERAGE([.F760:.F789])" office:value-type="float" office:value="1955.86666666667" calcext:value-type="float">
            <text:p>1955.86666666667</text:p>
          </table:table-cell>
          <table:table-cell table:style-name="ce23" table:formula="of:=([.D557]+[.E557])/([.I557]*10^3)" office:value-type="float" office:value="0.511282295998364" calcext:value-type="float">
            <text:p>0.511282295998364</text:p>
          </table:table-cell>
          <table:table-cell table:formula="of:=([.D557]+[.E557])/(MIN([.F760:.F789])*10^3)" office:value-type="float" office:value="0.547345374931582" calcext:value-type="float">
            <text:p>0.547345374931582</text:p>
          </table:table-cell>
          <table:table-cell table:formula="of:=([.D557]+[.E557])/(MAX([.F760:.F789])*10^3)" office:value-type="float" office:value="0.48828125" calcext:value-type="float">
            <text:p>0.48828125</text:p>
          </table:table-cell>
        </table:table-row>
        <table:table-row table:style-name="ro1">
          <table:table-cell table:style-name="ce3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5" calcext:value-type="float">
            <text:p>115</text:p>
          </table:table-cell>
          <table:table-cell/>
          <table:table-cell table:style-name="ce27" table:formula="of:=[.C790]" office:value-type="float" office:value="64" calcext:value-type="float">
            <text:p>64</text:p>
          </table:table-cell>
          <table:table-cell table:style-name="ce23" table:formula="of:=AVERAGE([.F790:.F819])" office:value-type="float" office:value="2139.96666666667" calcext:value-type="float">
            <text:p>2139.96666666667</text:p>
          </table:table-cell>
          <table:table-cell table:style-name="ce23" table:formula="of:=([.D558]+[.E558])/([.I558]*10^3)" office:value-type="float" office:value="0.467296998395614" calcext:value-type="float">
            <text:p>0.467296998395614</text:p>
          </table:table-cell>
          <table:table-cell table:formula="of:=([.D558]+[.E558])/(MIN([.F790:.F819])*10^3)" office:value-type="float" office:value="0.492125984251969" calcext:value-type="float">
            <text:p>0.492125984251969</text:p>
          </table:table-cell>
          <table:table-cell table:formula="of:=([.D558]+[.E558])/(MAX([.F790:.F819])*10^3)" office:value-type="float" office:value="0.452079566003617" calcext:value-type="float">
            <text:p>0.452079566003617</text:p>
          </table:table-cell>
        </table:table-row>
        <table:table-row table:style-name="ro1">
          <table:table-cell table:style-name="ce2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4" calcext:value-type="float">
            <text:p>114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5" calcext:value-type="float">
            <text:p>115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6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3" calcext:value-type="float">
            <text:p>11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6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5" calcext:value-type="float">
            <text:p>115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3" calcext:value-type="float">
            <text:p>11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5" calcext:value-type="float">
            <text:p>115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4" calcext:value-type="float">
            <text:p>114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6" calcext:value-type="float">
            <text:p>116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4" calcext:value-type="float">
            <text:p>114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4" calcext:value-type="float">
            <text:p>114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4" calcext:value-type="float">
            <text:p>114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5" calcext:value-type="float">
            <text:p>115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4" calcext:value-type="float">
            <text:p>114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4" calcext:value-type="float">
            <text:p>114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5" calcext:value-type="float">
            <text:p>115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4" calcext:value-type="float">
            <text:p>114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5" calcext:value-type="float">
            <text:p>115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3" calcext:value-type="float">
            <text:p>11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4" calcext:value-type="float">
            <text:p>114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4" calcext:value-type="float">
            <text:p>114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6" calcext:value-type="float">
            <text:p>116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56" calcext:value-type="float">
            <text:p>356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539" calcext:value-type="float">
            <text:p>539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61" calcext:value-type="float">
            <text:p>361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533" calcext:value-type="float">
            <text:p>533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62" calcext:value-type="float">
            <text:p>362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66" calcext:value-type="float">
            <text:p>366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58" calcext:value-type="float">
            <text:p>358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706" calcext:value-type="float">
            <text:p>706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67" calcext:value-type="float">
            <text:p>367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65" calcext:value-type="float">
            <text:p>365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66" calcext:value-type="float">
            <text:p>366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58" calcext:value-type="float">
            <text:p>358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51" calcext:value-type="float">
            <text:p>351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62" calcext:value-type="float">
            <text:p>362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57" calcext:value-type="float">
            <text:p>357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428" calcext:value-type="float">
            <text:p>428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57" calcext:value-type="float">
            <text:p>357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76" calcext:value-type="float">
            <text:p>376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74" calcext:value-type="float">
            <text:p>1174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36" calcext:value-type="float">
            <text:p>936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54" calcext:value-type="float">
            <text:p>854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297" calcext:value-type="float">
            <text:p>1297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30" calcext:value-type="float">
            <text:p>830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92" calcext:value-type="float">
            <text:p>1192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23" calcext:value-type="float">
            <text:p>823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228" calcext:value-type="float">
            <text:p>1228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762" calcext:value-type="float">
            <text:p>762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767" calcext:value-type="float">
            <text:p>767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18" calcext:value-type="float">
            <text:p>1118</text:p>
          </table:table-cell>
          <table:table-cell table:number-columns-repeated="6"/>
        </table:table-row>
        <table:table-row table:style-name="ro1">
          <table:table-cell table:style-name="ce26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26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787" calcext:value-type="float">
            <text:p>787</text:p>
          </table:table-cell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059" calcext:value-type="float">
            <text:p>1059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47" calcext:value-type="float">
            <text:p>847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59" calcext:value-type="float">
            <text:p>1159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08" calcext:value-type="float">
            <text:p>80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82" calcext:value-type="float">
            <text:p>1182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025" calcext:value-type="float">
            <text:p>1025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741" calcext:value-type="float">
            <text:p>741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97" calcext:value-type="float">
            <text:p>997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715" calcext:value-type="float">
            <text:p>715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6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14" calcext:value-type="float">
            <text:p>1114</text:p>
          </table:table-cell>
          <table:table-cell table:number-columns-repeated="6"/>
        </table:table-row>
        <table:table-row table:style-name="ro1">
          <table:table-cell table:style-name="ce26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39" calcext:value-type="float">
            <text:p>1139</text:p>
          </table:table-cell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710" calcext:value-type="float">
            <text:p>710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326" calcext:value-type="float">
            <text:p>1326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830" calcext:value-type="float">
            <text:p>830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957" calcext:value-type="float">
            <text:p>957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44" calcext:value-type="float">
            <text:p>1144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847" calcext:value-type="float">
            <text:p>847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28" calcext:value-type="float">
            <text:p>102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09" calcext:value-type="float">
            <text:p>1109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11" calcext:value-type="float">
            <text:p>1111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378" calcext:value-type="float">
            <text:p>137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62" calcext:value-type="float">
            <text:p>1062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6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78" calcext:value-type="float">
            <text:p>107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6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95" calcext:value-type="float">
            <text:p>1095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63" calcext:value-type="float">
            <text:p>116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06" calcext:value-type="float">
            <text:p>1206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44" calcext:value-type="float">
            <text:p>1044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40" calcext:value-type="float">
            <text:p>1240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83" calcext:value-type="float">
            <text:p>108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02" calcext:value-type="float">
            <text:p>1002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86" calcext:value-type="float">
            <text:p>1086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86" calcext:value-type="float">
            <text:p>1286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80" calcext:value-type="float">
            <text:p>1080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49" calcext:value-type="float">
            <text:p>1249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13" calcext:value-type="float">
            <text:p>101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93" calcext:value-type="float">
            <text:p>119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13" calcext:value-type="float">
            <text:p>111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72" calcext:value-type="float">
            <text:p>1072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04" calcext:value-type="float">
            <text:p>1204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60" calcext:value-type="float">
            <text:p>1260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72" calcext:value-type="float">
            <text:p>1072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98" calcext:value-type="float">
            <text:p>1098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95" calcext:value-type="float">
            <text:p>109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440" calcext:value-type="float">
            <text:p>144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46" calcext:value-type="float">
            <text:p>1246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77" calcext:value-type="float">
            <text:p>117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54" calcext:value-type="float">
            <text:p>115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47" calcext:value-type="float">
            <text:p>124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464" calcext:value-type="float">
            <text:p>146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63" calcext:value-type="float">
            <text:p>126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39" calcext:value-type="float">
            <text:p>1239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318" calcext:value-type="float">
            <text:p>1318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40" calcext:value-type="float">
            <text:p>124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436" calcext:value-type="float">
            <text:p>1436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43" calcext:value-type="float">
            <text:p>124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05" calcext:value-type="float">
            <text:p>120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487" calcext:value-type="float">
            <text:p>148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496" calcext:value-type="float">
            <text:p>1496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79" calcext:value-type="float">
            <text:p>1179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96" calcext:value-type="float">
            <text:p>1296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49" calcext:value-type="float">
            <text:p>1249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98" calcext:value-type="float">
            <text:p>1198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96" calcext:value-type="float">
            <text:p>1196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08" calcext:value-type="float">
            <text:p>1208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472" calcext:value-type="float">
            <text:p>147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577" calcext:value-type="float">
            <text:p>157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26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70" calcext:value-type="float">
            <text:p>1170</text:p>
          </table:table-cell>
          <table:table-cell table:number-columns-repeated="6"/>
        </table:table-row>
        <table:table-row table:style-name="ro1">
          <table:table-cell table:style-name="ce26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456" calcext:value-type="float">
            <text:p>1456</text:p>
          </table:table-cell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356" calcext:value-type="float">
            <text:p>1356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497" calcext:value-type="float">
            <text:p>1497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63" calcext:value-type="float">
            <text:p>166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89" calcext:value-type="float">
            <text:p>1589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85" calcext:value-type="float">
            <text:p>1685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36" calcext:value-type="float">
            <text:p>1636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72" calcext:value-type="float">
            <text:p>1672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84" calcext:value-type="float">
            <text:p>1684</text:p>
          </table:table-cell>
          <table:table-cell table:number-columns-repeated="6"/>
        </table:table-row>
        <table:table-row table:style-name="ro1">
          <table:table-cell table:style-name="ce26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42" calcext:value-type="float">
            <text:p>1542</text:p>
          </table:table-cell>
          <table:table-cell table:number-columns-repeated="6"/>
        </table:table-row>
        <table:table-row table:style-name="ro1">
          <table:table-cell table:style-name="ce26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411" calcext:value-type="float">
            <text:p>1411</text:p>
          </table:table-cell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23" calcext:value-type="float">
            <text:p>162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18" calcext:value-type="float">
            <text:p>161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72" calcext:value-type="float">
            <text:p>1672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301" calcext:value-type="float">
            <text:p>1301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37" calcext:value-type="float">
            <text:p>1637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42" calcext:value-type="float">
            <text:p>1542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83" calcext:value-type="float">
            <text:p>158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79" calcext:value-type="float">
            <text:p>1679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254" calcext:value-type="float">
            <text:p>1254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85" calcext:value-type="float">
            <text:p>1585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39" calcext:value-type="float">
            <text:p>1639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6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19" calcext:value-type="float">
            <text:p>1619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6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42" calcext:value-type="float">
            <text:p>1642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775" calcext:value-type="float">
            <text:p>1775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711" calcext:value-type="float">
            <text:p>1711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806" calcext:value-type="float">
            <text:p>1806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702" calcext:value-type="float">
            <text:p>1702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778" calcext:value-type="float">
            <text:p>177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769" calcext:value-type="float">
            <text:p>1769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836" calcext:value-type="float">
            <text:p>1836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43" calcext:value-type="float">
            <text:p>154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823" calcext:value-type="float">
            <text:p>182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744" calcext:value-type="float">
            <text:p>1744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776" calcext:value-type="float">
            <text:p>1776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78" calcext:value-type="float">
            <text:p>167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756" calcext:value-type="float">
            <text:p>1756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747" calcext:value-type="float">
            <text:p>1747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84" calcext:value-type="float">
            <text:p>1684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824" calcext:value-type="float">
            <text:p>1824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763" calcext:value-type="float">
            <text:p>176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95" calcext:value-type="float">
            <text:p>1695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750" calcext:value-type="float">
            <text:p>1750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774" calcext:value-type="float">
            <text:p>1774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743" calcext:value-type="float">
            <text:p>1743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766" calcext:value-type="float">
            <text:p>1766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85" calcext:value-type="float">
            <text:p>1585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756" calcext:value-type="float">
            <text:p>1756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757" calcext:value-type="float">
            <text:p>1757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795" calcext:value-type="float">
            <text:p>1795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470" calcext:value-type="float">
            <text:p>1470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817" calcext:value-type="float">
            <text:p>1817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938" calcext:value-type="float">
            <text:p>1938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003" calcext:value-type="float">
            <text:p>2003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991" calcext:value-type="float">
            <text:p>1991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827" calcext:value-type="float">
            <text:p>1827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992" calcext:value-type="float">
            <text:p>1992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849" calcext:value-type="float">
            <text:p>1849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971" calcext:value-type="float">
            <text:p>1971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019" calcext:value-type="float">
            <text:p>2019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998" calcext:value-type="float">
            <text:p>1998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990" calcext:value-type="float">
            <text:p>1990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911" calcext:value-type="float">
            <text:p>1911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935" calcext:value-type="float">
            <text:p>1935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923" calcext:value-type="float">
            <text:p>1923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966" calcext:value-type="float">
            <text:p>1966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912" calcext:value-type="float">
            <text:p>1912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929" calcext:value-type="float">
            <text:p>1929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935" calcext:value-type="float">
            <text:p>1935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934" calcext:value-type="float">
            <text:p>1934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028" calcext:value-type="float">
            <text:p>2028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950" calcext:value-type="float">
            <text:p>1950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909" calcext:value-type="float">
            <text:p>1909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968" calcext:value-type="float">
            <text:p>1968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967" calcext:value-type="float">
            <text:p>1967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048" calcext:value-type="float">
            <text:p>2048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965" calcext:value-type="float">
            <text:p>1965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007" calcext:value-type="float">
            <text:p>2007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879" calcext:value-type="float">
            <text:p>1879</text:p>
          </table:table-cell>
          <table:table-cell table:number-columns-repeated="6"/>
        </table:table-row>
        <table:table-row table:style-name="ro1">
          <table:table-cell table:style-name="ce26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979" calcext:value-type="float">
            <text:p>1979</text:p>
          </table:table-cell>
          <table:table-cell table:number-columns-repeated="6"/>
        </table:table-row>
        <table:table-row table:style-name="ro1">
          <table:table-cell table:style-name="ce26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931" calcext:value-type="float">
            <text:p>1931</text:p>
          </table:table-cell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198" calcext:value-type="float">
            <text:p>219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089" calcext:value-type="float">
            <text:p>2089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176" calcext:value-type="float">
            <text:p>2176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164" calcext:value-type="float">
            <text:p>2164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131" calcext:value-type="float">
            <text:p>2131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164" calcext:value-type="float">
            <text:p>2164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140" calcext:value-type="float">
            <text:p>2140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099" calcext:value-type="float">
            <text:p>2099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178" calcext:value-type="float">
            <text:p>2178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105" calcext:value-type="float">
            <text:p>2105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104" calcext:value-type="float">
            <text:p>2104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194" calcext:value-type="float">
            <text:p>2194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195" calcext:value-type="float">
            <text:p>2195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146" calcext:value-type="float">
            <text:p>2146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088" calcext:value-type="float">
            <text:p>2088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126" calcext:value-type="float">
            <text:p>2126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151" calcext:value-type="float">
            <text:p>2151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156" calcext:value-type="float">
            <text:p>2156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122" calcext:value-type="float">
            <text:p>2122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195" calcext:value-type="float">
            <text:p>2195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134" calcext:value-type="float">
            <text:p>2134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108" calcext:value-type="float">
            <text:p>2108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208" calcext:value-type="float">
            <text:p>2208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float" office:value="3" calcext:value-type="float">
            <text:p>3</text:p>
          </table:table-cell>
          <table:table-cell table:style-name="ce16" office:value-type="float" office:value="64" calcext:value-type="float">
            <text:p>64</text:p>
          </table:table-cell>
          <table:table-cell table:number-columns-repeated="2" table:style-name="ce16" office:value-type="float" office:value="500000" calcext:value-type="float">
            <text:p>500000</text:p>
          </table:table-cell>
          <table:table-cell table:style-name="ce16" office:value-type="float" office:value="2032" calcext:value-type="float">
            <text:p>2032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SCQ</text:p>
          </table:table-cell>
          <table:table-cell table:style-name="ce1"/>
          <table:table-cell table:style-name="ce5" table:number-columns-repeated="3"/>
          <table:table-cell table:style-name="ce10"/>
          <table:table-cell table:number-columns-repeated="6"/>
        </table:table-row>
        <table:table-row table:style-name="ro1">
          <table:table-cell table:style-name="ce2" office:value-type="string" calcext:value-type="string">
            <text:p>Repetitions</text:p>
          </table:table-cell>
          <table:table-cell table:style-name="ce2" office:value-type="string" calcext:value-type="string">
            <text:p>Q_Type</text:p>
          </table:table-cell>
          <table:table-cell table:style-name="ce2" office:value-type="string" calcext:value-type="string">
            <text:p>Num_threads </text:p>
          </table:table-cell>
          <table:table-cell table:style-name="ce2" office:value-type="string" calcext:value-type="string">
            <text:p>Enq_cnt</text:p>
          </table:table-cell>
          <table:table-cell table:style-name="ce2" office:value-type="string" calcext:value-type="string">
            <text:p>Deq_cnt</text:p>
          </table:table-cell>
          <table:table-cell table:style-name="ce2" office:value-type="string" calcext:value-type="string">
            <text:p>Total_Time[ms]</text:p>
          </table:table-cell>
          <table:table-cell/>
          <table:table-cell table:style-name="ce23" office:value-type="string" calcext:value-type="string">
            <text:p>NumThreads</text:p>
          </table:table-cell>
          <table:table-cell table:style-name="ce23" office:value-type="string" calcext:value-type="string">
            <text:p>T_Avg</text:p>
          </table:table-cell>
          <table:table-cell table:style-name="ce29" office:value-type="string" calcext:value-type="string">
            <text:p>TotalMops</text:p>
          </table:table-cell>
          <table:table-cell office:value-type="string" calcext:value-type="string">
            <text:p>MaxMops</text:p>
          </table:table-cell>
          <table:table-cell office:value-type="string" calcext:value-type="string">
            <text:p>MinMops</text:p>
          </table:table-cell>
        </table:table-row>
        <table:table-row table:style-name="ro1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500000" calcext:value-type="float">
            <text:p>500000</text:p>
          </table:table-cell>
          <table:table-cell table:style-name="ce13" office:value-type="float" office:value="53" calcext:value-type="float">
            <text:p>53</text:p>
          </table:table-cell>
          <table:table-cell/>
          <table:table-cell table:style-name="ce27" table:formula="of:=[.C824]" office:value-type="float" office:value="1" calcext:value-type="float">
            <text:p>1</text:p>
          </table:table-cell>
          <table:table-cell table:style-name="ce23" table:formula="of:=AVERAGE([.F824:.F853])" office:value-type="float" office:value="53.0666666666667" calcext:value-type="float">
            <text:p>53.0666666666667</text:p>
          </table:table-cell>
          <table:table-cell table:style-name="ce23" table:formula="of:=([.D824]+[.E824])/([.I824]*10^3)" office:value-type="float" office:value="18.8442211055276" calcext:value-type="float">
            <text:p>18.8442211055276</text:p>
          </table:table-cell>
          <table:table-cell table:formula="of:=([.D824]+[.E824])/(MIN([.F824:.F853])*10^3)" office:value-type="float" office:value="18.8679245283019" calcext:value-type="float">
            <text:p>18.8679245283019</text:p>
          </table:table-cell>
          <table:table-cell table:formula="of:=([.D824]+[.E824])/(MAX([.F824:.F853])*10^3)" office:value-type="float" office:value="18.1818181818182" calcext:value-type="float">
            <text:p>18.1818181818182</text:p>
          </table:table-cell>
        </table:table-row>
        <table:table-row table:style-name="ro1">
          <table:table-cell table:style-name="ce3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53" calcext:value-type="float">
            <text:p>53</text:p>
          </table:table-cell>
          <table:table-cell/>
          <table:table-cell table:style-name="ce27" table:formula="of:=[.C854]" office:value-type="float" office:value="2" calcext:value-type="float">
            <text:p>2</text:p>
          </table:table-cell>
          <table:table-cell table:style-name="ce23" table:formula="of:=AVERAGE([.F854:.F883])" office:value-type="float" office:value="248.733333333333" calcext:value-type="float">
            <text:p>248.733333333333</text:p>
          </table:table-cell>
          <table:table-cell table:style-name="ce23" table:formula="of:=([.D825]+[.E825])/([.I825]*10^3)" office:value-type="float" office:value="4.02036987402841" calcext:value-type="float">
            <text:p>4.02036987402841</text:p>
          </table:table-cell>
          <table:table-cell table:formula="of:=([.D825]+[.E825])/(MIN([.F854:.F883])*10^3)" office:value-type="float" office:value="4.32900432900433" calcext:value-type="float">
            <text:p>4.32900432900433</text:p>
          </table:table-cell>
          <table:table-cell table:formula="of:=([.D825]+[.E825])/(MAX([.F854:.F883])*10^3)" office:value-type="float" office:value="3.73134328358209" calcext:value-type="float">
            <text:p>3.73134328358209</text:p>
          </table:table-cell>
        </table:table-row>
        <table:table-row table:style-name="ro1">
          <table:table-cell table:style-name="ce3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53" calcext:value-type="float">
            <text:p>53</text:p>
          </table:table-cell>
          <table:table-cell/>
          <table:table-cell table:style-name="ce27" table:formula="of:=[.C884]" office:value-type="float" office:value="4" calcext:value-type="float">
            <text:p>4</text:p>
          </table:table-cell>
          <table:table-cell table:style-name="ce23" table:formula="of:=AVERAGE([.F884:.F913])" office:value-type="float" office:value="765.066666666667" calcext:value-type="float">
            <text:p>765.066666666667</text:p>
          </table:table-cell>
          <table:table-cell table:style-name="ce23" table:formula="of:=([.D826]+[.E826])/([.I826]*10^3)" office:value-type="float" office:value="1.30707563611014" calcext:value-type="float">
            <text:p>1.30707563611014</text:p>
          </table:table-cell>
          <table:table-cell table:formula="of:=([.D826]+[.E826])/(MIN([.F884:.F913])*10^3)" office:value-type="float" office:value="2.03252032520325" calcext:value-type="float">
            <text:p>2.03252032520325</text:p>
          </table:table-cell>
          <table:table-cell table:formula="of:=([.D826]+[.E826])/(MAX([.F884:.F913])*10^3)" office:value-type="float" office:value="0.838222967309304" calcext:value-type="float">
            <text:p>0.838222967309304</text:p>
          </table:table-cell>
        </table:table-row>
        <table:table-row table:style-name="ro1">
          <table:table-cell table:style-name="ce3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53" calcext:value-type="float">
            <text:p>53</text:p>
          </table:table-cell>
          <table:table-cell/>
          <table:table-cell table:style-name="ce27" table:formula="of:=[.C914]" office:value-type="float" office:value="8" calcext:value-type="float">
            <text:p>8</text:p>
          </table:table-cell>
          <table:table-cell table:style-name="ce23" table:formula="of:=AVERAGE([.F914:.F943])" office:value-type="float" office:value="1164.7" calcext:value-type="float">
            <text:p>1164.7</text:p>
          </table:table-cell>
          <table:table-cell table:style-name="ce23" table:formula="of:=([.D827]+[.E827])/([.I827]*10^3)" office:value-type="float" office:value="0.858590194899974" calcext:value-type="float">
            <text:p>0.858590194899974</text:p>
          </table:table-cell>
          <table:table-cell table:formula="of:=([.D827]+[.E827])/(MIN([.F914:.F943])*10^3)" office:value-type="float" office:value="1.01936799184506" calcext:value-type="float">
            <text:p>1.01936799184506</text:p>
          </table:table-cell>
          <table:table-cell table:formula="of:=([.D827]+[.E827])/(MAX([.F914:.F943])*10^3)" office:value-type="float" office:value="0.72202166064982" calcext:value-type="float">
            <text:p>0.72202166064982</text:p>
          </table:table-cell>
        </table:table-row>
        <table:table-row table:style-name="ro1">
          <table:table-cell table:style-name="ce3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53" calcext:value-type="float">
            <text:p>53</text:p>
          </table:table-cell>
          <table:table-cell/>
          <table:table-cell table:style-name="ce27" table:formula="of:=[.C944]" office:value-type="float" office:value="16" calcext:value-type="float">
            <text:p>16</text:p>
          </table:table-cell>
          <table:table-cell table:style-name="ce23" table:formula="of:=AVERAGE([.F944:.F973])" office:value-type="float" office:value="1310.1" calcext:value-type="float">
            <text:p>1310.1</text:p>
          </table:table-cell>
          <table:table-cell table:style-name="ce23" table:formula="of:=([.D828]+[.E828])/([.I828]*10^3)" office:value-type="float" office:value="0.763300511411343" calcext:value-type="float">
            <text:p>0.763300511411343</text:p>
          </table:table-cell>
          <table:table-cell table:formula="of:=([.D828]+[.E828])/(MIN([.F944:.F973])*10^3)" office:value-type="float" office:value="0.923361034164358" calcext:value-type="float">
            <text:p>0.923361034164358</text:p>
          </table:table-cell>
          <table:table-cell table:formula="of:=([.D828]+[.E828])/(MAX([.F944:.F973])*10^3)" office:value-type="float" office:value="0.642260757867694" calcext:value-type="float">
            <text:p>0.642260757867694</text:p>
          </table:table-cell>
        </table:table-row>
        <table:table-row table:style-name="ro1">
          <table:table-cell table:style-name="ce3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53" calcext:value-type="float">
            <text:p>53</text:p>
          </table:table-cell>
          <table:table-cell/>
          <table:table-cell table:style-name="ce27" table:formula="of:=[.C974]" office:value-type="float" office:value="24" calcext:value-type="float">
            <text:p>24</text:p>
          </table:table-cell>
          <table:table-cell table:style-name="ce23" table:formula="of:=AVERAGE([.F974:.F1003])" office:value-type="float" office:value="1405.46666666667" calcext:value-type="float">
            <text:p>1405.46666666667</text:p>
          </table:table-cell>
          <table:table-cell table:style-name="ce23" table:formula="of:=([.D829]+[.E829])/([.I829]*10^3)" office:value-type="float" office:value="0.71150744711128" calcext:value-type="float">
            <text:p>0.71150744711128</text:p>
          </table:table-cell>
          <table:table-cell table:formula="of:=([.D829]+[.E829])/(MIN([.F974:.F1003])*10^3)" office:value-type="float" office:value="0.829875518672199" calcext:value-type="float">
            <text:p>0.829875518672199</text:p>
          </table:table-cell>
          <table:table-cell table:formula="of:=([.D829]+[.E829])/(MAX([.F974:.F1003])*10^3)" office:value-type="float" office:value="0.621890547263682" calcext:value-type="float">
            <text:p>0.621890547263682</text:p>
          </table:table-cell>
        </table:table-row>
        <table:table-row table:style-name="ro1">
          <table:table-cell table:style-name="ce3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53" calcext:value-type="float">
            <text:p>53</text:p>
          </table:table-cell>
          <table:table-cell/>
          <table:table-cell table:style-name="ce27" table:formula="of:=[.C1004]" office:value-type="float" office:value="32" calcext:value-type="float">
            <text:p>32</text:p>
          </table:table-cell>
          <table:table-cell table:style-name="ce23" table:formula="of:=AVERAGE([.F1004:.F1033])" office:value-type="float" office:value="1516.66666666667" calcext:value-type="float">
            <text:p>1516.66666666667</text:p>
          </table:table-cell>
          <table:table-cell table:style-name="ce23" table:formula="of:=([.D830]+[.E830])/([.I830]*10^3)" office:value-type="float" office:value="0.659340659340659" calcext:value-type="float">
            <text:p>0.659340659340659</text:p>
          </table:table-cell>
          <table:table-cell table:formula="of:=([.D830]+[.E830])/(MIN([.F1004:.F1033])*10^3)" office:value-type="float" office:value="0.79428117553614" calcext:value-type="float">
            <text:p>0.79428117553614</text:p>
          </table:table-cell>
          <table:table-cell table:formula="of:=([.D830]+[.E830])/(MAX([.F1004:.F1033])*10^3)" office:value-type="float" office:value="0.613496932515337" calcext:value-type="float">
            <text:p>0.613496932515337</text:p>
          </table:table-cell>
        </table:table-row>
        <table:table-row table:style-name="ro1">
          <table:table-cell table:style-name="ce3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53" calcext:value-type="float">
            <text:p>53</text:p>
          </table:table-cell>
          <table:table-cell/>
          <table:table-cell table:style-name="ce27" table:formula="of:=[.C1034]" office:value-type="float" office:value="48" calcext:value-type="float">
            <text:p>48</text:p>
          </table:table-cell>
          <table:table-cell table:style-name="ce23" table:formula="of:=AVERAGE([.F1034:.F1063])" office:value-type="float" office:value="1594.36666666667" calcext:value-type="float">
            <text:p>1594.36666666667</text:p>
          </table:table-cell>
          <table:table-cell table:style-name="ce23" table:formula="of:=([.D831]+[.E831])/([.I831]*10^3)" office:value-type="float" office:value="0.62720829587506" calcext:value-type="float">
            <text:p>0.62720829587506</text:p>
          </table:table-cell>
          <table:table-cell table:formula="of:=([.D831]+[.E831])/(MIN([.F1034:.F1063])*10^3)" office:value-type="float" office:value="0.69492703266157" calcext:value-type="float">
            <text:p>0.69492703266157</text:p>
          </table:table-cell>
          <table:table-cell table:formula="of:=([.D831]+[.E831])/(MAX([.F1034:.F1063])*10^3)" office:value-type="float" office:value="0.606060606060606" calcext:value-type="float">
            <text:p>0.606060606060606</text:p>
          </table:table-cell>
        </table:table-row>
        <table:table-row table:style-name="ro1">
          <table:table-cell table:style-name="ce3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53" calcext:value-type="float">
            <text:p>53</text:p>
          </table:table-cell>
          <table:table-cell/>
          <table:table-cell table:style-name="ce27" table:formula="of:=[.C1064]" office:value-type="float" office:value="64" calcext:value-type="float">
            <text:p>64</text:p>
          </table:table-cell>
          <table:table-cell table:style-name="ce23" table:formula="of:=AVERAGE([.F1064:.F1093])" office:value-type="float" office:value="1613.3" calcext:value-type="float">
            <text:p>1613.3</text:p>
          </table:table-cell>
          <table:table-cell table:style-name="ce23" table:formula="of:=([.D832]+[.E832])/([.I832]*10^3)" office:value-type="float" office:value="0.619847517510692" calcext:value-type="float">
            <text:p>0.619847517510692</text:p>
          </table:table-cell>
          <table:table-cell table:formula="of:=([.D832]+[.E832])/(MIN([.F1064:.F1093])*10^3)" office:value-type="float" office:value="0.655737704918033" calcext:value-type="float">
            <text:p>0.655737704918033</text:p>
          </table:table-cell>
          <table:table-cell table:formula="of:=([.D832]+[.E832])/(MAX([.F1064:.F1093])*10^3)" office:value-type="float" office:value="0.606060606060606" calcext:value-type="float">
            <text:p>0.606060606060606</text:p>
          </table:table-cell>
        </table:table-row>
        <table:table-row table:style-name="ro1">
          <table:table-cell table:style-name="ce24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53" calcext:value-type="float">
            <text:p>5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53" calcext:value-type="float">
            <text:p>5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6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53" calcext:value-type="float">
            <text:p>5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6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53" calcext:value-type="float">
            <text:p>5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53" calcext:value-type="float">
            <text:p>5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53" calcext:value-type="float">
            <text:p>5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53" calcext:value-type="float">
            <text:p>5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53" calcext:value-type="float">
            <text:p>5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53" calcext:value-type="float">
            <text:p>5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53" calcext:value-type="float">
            <text:p>5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53" calcext:value-type="float">
            <text:p>5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53" calcext:value-type="float">
            <text:p>5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53" calcext:value-type="float">
            <text:p>5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53" calcext:value-type="float">
            <text:p>5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53" calcext:value-type="float">
            <text:p>5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53" calcext:value-type="float">
            <text:p>5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53" calcext:value-type="float">
            <text:p>5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53" calcext:value-type="float">
            <text:p>5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53" calcext:value-type="float">
            <text:p>5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53" calcext:value-type="float">
            <text:p>5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55" calcext:value-type="float">
            <text:p>55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table:number-columns-repeated="2"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492" calcext:value-type="float">
            <text:p>492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563" calcext:value-type="float">
            <text:p>563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49" calcext:value-type="float">
            <text:p>849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555" calcext:value-type="float">
            <text:p>555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790" calcext:value-type="float">
            <text:p>790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518" calcext:value-type="float">
            <text:p>518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613" calcext:value-type="float">
            <text:p>613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544" calcext:value-type="float">
            <text:p>544</text:p>
          </table:table-cell>
          <table:table-cell table:number-columns-repeated="6"/>
        </table:table-row>
        <table:table-row table:style-name="ro1">
          <table:table-cell table:style-name="ce26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table:style-name="ce26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634" calcext:value-type="float">
            <text:p>634</text:p>
          </table:table-cell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93" calcext:value-type="float">
            <text:p>119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549" calcext:value-type="float">
            <text:p>549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794" calcext:value-type="float">
            <text:p>794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58" calcext:value-type="float">
            <text:p>85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736" calcext:value-type="float">
            <text:p>736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896" calcext:value-type="float">
            <text:p>896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552" calcext:value-type="float">
            <text:p>552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166" calcext:value-type="float">
            <text:p>1166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622" calcext:value-type="float">
            <text:p>622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6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26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946" calcext:value-type="float">
            <text:p>946</text:p>
          </table:table-cell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648" calcext:value-type="float">
            <text:p>64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999" calcext:value-type="float">
            <text:p>999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602" calcext:value-type="float">
            <text:p>602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34" calcext:value-type="float">
            <text:p>1034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640" calcext:value-type="float">
            <text:p>640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896" calcext:value-type="float">
            <text:p>896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55" calcext:value-type="float">
            <text:p>1155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52" calcext:value-type="float">
            <text:p>1252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315" calcext:value-type="float">
            <text:p>1315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00" calcext:value-type="float">
            <text:p>1100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85" calcext:value-type="float">
            <text:p>1285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6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49" calcext:value-type="float">
            <text:p>1149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6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13" calcext:value-type="float">
            <text:p>121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90" calcext:value-type="float">
            <text:p>1290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33" calcext:value-type="float">
            <text:p>103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21" calcext:value-type="float">
            <text:p>1121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95" calcext:value-type="float">
            <text:p>1295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54" calcext:value-type="float">
            <text:p>1054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997" calcext:value-type="float">
            <text:p>997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385" calcext:value-type="float">
            <text:p>1385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39" calcext:value-type="float">
            <text:p>1039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62" calcext:value-type="float">
            <text:p>1062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50" calcext:value-type="float">
            <text:p>1250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89" calcext:value-type="float">
            <text:p>1289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60" calcext:value-type="float">
            <text:p>1160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09" calcext:value-type="float">
            <text:p>1009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19" calcext:value-type="float">
            <text:p>1219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66" calcext:value-type="float">
            <text:p>1066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986" calcext:value-type="float">
            <text:p>986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85" calcext:value-type="float">
            <text:p>1285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981" calcext:value-type="float">
            <text:p>981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54" calcext:value-type="float">
            <text:p>115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02" calcext:value-type="float">
            <text:p>120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04" calcext:value-type="float">
            <text:p>110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04" calcext:value-type="float">
            <text:p>110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51" calcext:value-type="float">
            <text:p>1251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99" calcext:value-type="float">
            <text:p>1299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08" calcext:value-type="float">
            <text:p>1208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05" calcext:value-type="float">
            <text:p>120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11" calcext:value-type="float">
            <text:p>1211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06" calcext:value-type="float">
            <text:p>1206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481" calcext:value-type="float">
            <text:p>1481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91" calcext:value-type="float">
            <text:p>1191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508" calcext:value-type="float">
            <text:p>1508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543" calcext:value-type="float">
            <text:p>154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472" calcext:value-type="float">
            <text:p>147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414" calcext:value-type="float">
            <text:p>141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85" calcext:value-type="float">
            <text:p>108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551" calcext:value-type="float">
            <text:p>1551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99" calcext:value-type="float">
            <text:p>1199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471" calcext:value-type="float">
            <text:p>1471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557" calcext:value-type="float">
            <text:p>155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72" calcext:value-type="float">
            <text:p>127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301" calcext:value-type="float">
            <text:p>1301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411" calcext:value-type="float">
            <text:p>1411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260" calcext:value-type="float">
            <text:p>1260</text:p>
          </table:table-cell>
          <table:table-cell table:number-columns-repeated="6"/>
        </table:table-row>
        <table:table-row table:style-name="ro1">
          <table:table-cell table:style-name="ce26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388" calcext:value-type="float">
            <text:p>1388</text:p>
          </table:table-cell>
          <table:table-cell table:number-columns-repeated="6"/>
        </table:table-row>
        <table:table-row table:style-name="ro1">
          <table:table-cell table:style-name="ce26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473" calcext:value-type="float">
            <text:p>1473</text:p>
          </table:table-cell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329" calcext:value-type="float">
            <text:p>1329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397" calcext:value-type="float">
            <text:p>1397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484" calcext:value-type="float">
            <text:p>1484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215" calcext:value-type="float">
            <text:p>1215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321" calcext:value-type="float">
            <text:p>1321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445" calcext:value-type="float">
            <text:p>1445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208" calcext:value-type="float">
            <text:p>120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44" calcext:value-type="float">
            <text:p>1544</text:p>
          </table:table-cell>
          <table:table-cell table:number-columns-repeated="6"/>
        </table:table-row>
        <table:table-row table:style-name="ro1">
          <table:table-cell table:style-name="ce26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252" calcext:value-type="float">
            <text:p>1252</text:p>
          </table:table-cell>
          <table:table-cell table:number-columns-repeated="6"/>
        </table:table-row>
        <table:table-row table:style-name="ro1">
          <table:table-cell table:style-name="ce26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50" calcext:value-type="float">
            <text:p>1550</text:p>
          </table:table-cell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81" calcext:value-type="float">
            <text:p>1581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82" calcext:value-type="float">
            <text:p>1582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242" calcext:value-type="float">
            <text:p>1242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398" calcext:value-type="float">
            <text:p>139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364" calcext:value-type="float">
            <text:p>1364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07" calcext:value-type="float">
            <text:p>1507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04" calcext:value-type="float">
            <text:p>1504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205" calcext:value-type="float">
            <text:p>1205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29" calcext:value-type="float">
            <text:p>1529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46" calcext:value-type="float">
            <text:p>1546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466" calcext:value-type="float">
            <text:p>1466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6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299" calcext:value-type="float">
            <text:p>1299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6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483" calcext:value-type="float">
            <text:p>148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38" calcext:value-type="float">
            <text:p>153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05" calcext:value-type="float">
            <text:p>1505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489" calcext:value-type="float">
            <text:p>1489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96" calcext:value-type="float">
            <text:p>1596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28" calcext:value-type="float">
            <text:p>152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58" calcext:value-type="float">
            <text:p>155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306" calcext:value-type="float">
            <text:p>1306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18" calcext:value-type="float">
            <text:p>161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416" calcext:value-type="float">
            <text:p>1416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440" calcext:value-type="float">
            <text:p>1440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336" calcext:value-type="float">
            <text:p>1336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42" calcext:value-type="float">
            <text:p>1542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25" calcext:value-type="float">
            <text:p>1625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68" calcext:value-type="float">
            <text:p>156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79" calcext:value-type="float">
            <text:p>1579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477" calcext:value-type="float">
            <text:p>1477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482" calcext:value-type="float">
            <text:p>1482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70" calcext:value-type="float">
            <text:p>1570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58" calcext:value-type="float">
            <text:p>1558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71" calcext:value-type="float">
            <text:p>1571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56" calcext:value-type="float">
            <text:p>1556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259" calcext:value-type="float">
            <text:p>1259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93" calcext:value-type="float">
            <text:p>1593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32" calcext:value-type="float">
            <text:p>1532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432" calcext:value-type="float">
            <text:p>1432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485" calcext:value-type="float">
            <text:p>1485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89" calcext:value-type="float">
            <text:p>1589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30" calcext:value-type="float">
            <text:p>1630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33" calcext:value-type="float">
            <text:p>1633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49" calcext:value-type="float">
            <text:p>1649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96" calcext:value-type="float">
            <text:p>1596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83" calcext:value-type="float">
            <text:p>1583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89" calcext:value-type="float">
            <text:p>1589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22" calcext:value-type="float">
            <text:p>1622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27" calcext:value-type="float">
            <text:p>1627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44" calcext:value-type="float">
            <text:p>1544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90" calcext:value-type="float">
            <text:p>1590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24" calcext:value-type="float">
            <text:p>1624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17" calcext:value-type="float">
            <text:p>1617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20" calcext:value-type="float">
            <text:p>1620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20" calcext:value-type="float">
            <text:p>1620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48" calcext:value-type="float">
            <text:p>1548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27" calcext:value-type="float">
            <text:p>1627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06" calcext:value-type="float">
            <text:p>1606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93" calcext:value-type="float">
            <text:p>1593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80" calcext:value-type="float">
            <text:p>1580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03" calcext:value-type="float">
            <text:p>1603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35" calcext:value-type="float">
            <text:p>1635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49" calcext:value-type="float">
            <text:p>1549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40" calcext:value-type="float">
            <text:p>1640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93" calcext:value-type="float">
            <text:p>1593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01" calcext:value-type="float">
            <text:p>1601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46" calcext:value-type="float">
            <text:p>1546</text:p>
          </table:table-cell>
          <table:table-cell table:number-columns-repeated="6"/>
        </table:table-row>
        <table:table-row table:style-name="ro1">
          <table:table-cell table:style-name="ce26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26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74" calcext:value-type="float">
            <text:p>1574</text:p>
          </table:table-cell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63" calcext:value-type="float">
            <text:p>156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45" calcext:value-type="float">
            <text:p>1645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18" calcext:value-type="float">
            <text:p>1618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42" calcext:value-type="float">
            <text:p>1642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33" calcext:value-type="float">
            <text:p>163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47" calcext:value-type="float">
            <text:p>1647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table:style-name="ce25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07" calcext:value-type="float">
            <text:p>1607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35" calcext:value-type="float">
            <text:p>1635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21" calcext:value-type="float">
            <text:p>1621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31" calcext:value-type="float">
            <text:p>1631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14" calcext:value-type="float">
            <text:p>1614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20" calcext:value-type="float">
            <text:p>1620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19" calcext:value-type="float">
            <text:p>1619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26" calcext:value-type="float">
            <text:p>1626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89" calcext:value-type="float">
            <text:p>1589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30" calcext:value-type="float">
            <text:p>1630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98" calcext:value-type="float">
            <text:p>1598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18" calcext:value-type="float">
            <text:p>1618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90" calcext:value-type="float">
            <text:p>1590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25" calcext:value-type="float">
            <text:p>1625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30" calcext:value-type="float">
            <text:p>1630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16" calcext:value-type="float">
            <text:p>1616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64" calcext:value-type="float">
            <text:p>1564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22" calcext:value-type="float">
            <text:p>1622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619" calcext:value-type="float">
            <text:p>1619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500000" calcext:value-type="float">
            <text:p>500000</text:p>
          </table:table-cell>
          <table:table-cell table:style-name="ce14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float" office:value="2" calcext:value-type="float">
            <text:p>2</text:p>
          </table:table-cell>
          <table:table-cell table:style-name="ce16" office:value-type="float" office:value="64" calcext:value-type="float">
            <text:p>64</text:p>
          </table:table-cell>
          <table:table-cell table:number-columns-repeated="2" table:style-name="ce16" office:value-type="float" office:value="500000" calcext:value-type="float">
            <text:p>500000</text:p>
          </table:table-cell>
          <table:table-cell table:style-name="ce16" office:value-type="float" office:value="1625" calcext:value-type="float">
            <text:p>1625</text:p>
          </table:table-cell>
          <table:table-cell table:number-columns-repeated="6"/>
        </table:table-row>
        <table:table-row table:style-name="ro1" table:number-rows-repeated="104748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/00/0000</text:date>, <text:time style:data-style-name="N2" text:time-value="09:51:33.5969964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3:34:10.893767301</meta:creation-date>
    <dc:date>2021-06-21T09:21:59.160266309</dc:date>
    <meta:editing-duration>PT8H23M53S</meta:editing-duration>
    <meta:editing-cycles>14</meta:editing-cycles>
    <meta:generator>LibreOffice/6.4.7.2$Linux_X86_64 LibreOffice_project/40$Build-2</meta:generator>
    <meta:document-statistic meta:table-count="1" meta:cell-count="5628" meta:object-count="0"/>
  </office:meta>
</office:document-meta>
</file>